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language="tr" fo:country="TR" officeooo:rsid="001aa643" officeooo:paragraph-rsid="001aa643"/>
    </style:style>
    <style:style style:name="P2" style:family="paragraph" style:parent-style-name="Standard">
      <style:paragraph-properties fo:text-align="justify" style:justify-single-word="false"/>
      <style:text-properties fo:language="tr" fo:country="TR"/>
    </style:style>
    <style:style style:name="P3" style:family="paragraph" style:parent-style-name="Standard">
      <style:paragraph-properties fo:text-align="justify" style:justify-single-word="false"/>
      <style:text-properties fo:language="tr" fo:country="TR" officeooo:paragraph-rsid="0073d487"/>
    </style:style>
    <style:style style:name="P4" style:family="paragraph" style:parent-style-name="Standard">
      <style:paragraph-properties fo:text-align="justify" style:justify-single-word="false"/>
      <style:text-properties fo:language="tr" fo:country="TR" officeooo:paragraph-rsid="00786255"/>
    </style:style>
    <style:style style:name="P5" style:family="paragraph" style:parent-style-name="Standard">
      <style:text-properties fo:language="tr" fo:country="TR"/>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6a95af"/>
    </style:style>
    <style:style style:name="P8" style:family="paragraph" style:parent-style-name="Standard">
      <style:paragraph-properties fo:text-align="justify" style:justify-single-word="false"/>
      <style:text-properties officeooo:paragraph-rsid="0073d487"/>
    </style:style>
    <style:style style:name="P9" style:family="paragraph" style:parent-style-name="Standard">
      <style:paragraph-properties fo:text-align="justify" style:justify-single-word="false"/>
      <style:text-properties officeooo:paragraph-rsid="00786255"/>
    </style:style>
    <style:style style:name="P10" style:family="paragraph" style:parent-style-name="Standard">
      <style:paragraph-properties fo:text-align="justify" style:justify-single-word="false"/>
      <style:text-properties officeooo:paragraph-rsid="0078b91d"/>
    </style:style>
    <style:style style:name="P11" style:family="paragraph" style:parent-style-name="Standard">
      <style:paragraph-properties fo:text-align="justify" style:justify-single-word="false"/>
      <style:text-properties officeooo:paragraph-rsid="007aebd5"/>
    </style:style>
    <style:style style:name="P12" style:family="paragraph" style:parent-style-name="Standard">
      <style:paragraph-properties fo:text-align="justify" style:justify-single-word="false"/>
      <style:text-properties officeooo:paragraph-rsid="007c2e3b"/>
    </style:style>
    <style:style style:name="P13" style:family="paragraph" style:parent-style-name="Standard">
      <style:paragraph-properties fo:text-align="justify" style:justify-single-word="false"/>
      <style:text-properties officeooo:paragraph-rsid="007df481"/>
    </style:style>
    <style:style style:name="P14" style:family="paragraph" style:parent-style-name="Standard">
      <style:paragraph-properties fo:text-align="justify" style:justify-single-word="false"/>
      <style:text-properties officeooo:paragraph-rsid="007fe07d"/>
    </style:style>
    <style:style style:name="P15" style:family="paragraph" style:parent-style-name="Standard">
      <style:paragraph-properties fo:text-align="justify" style:justify-single-word="false"/>
      <style:text-properties fo:language="tr" fo:country="TR" officeooo:rsid="007fe07d" officeooo:paragraph-rsid="007fe07d"/>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properties officeooo:paragraph-rsid="0080d05e"/>
    </style:style>
    <style:style style:name="P18" style:family="paragraph" style:parent-style-name="Standard">
      <style:paragraph-properties fo:text-align="justify" style:justify-single-word="false"/>
      <style:text-properties officeooo:paragraph-rsid="006a95af"/>
    </style:style>
    <style:style style:name="P19" style:family="paragraph" style:parent-style-name="Standard">
      <style:paragraph-properties fo:text-align="justify" style:justify-single-word="false"/>
      <style:text-properties officeooo:paragraph-rsid="0083bf2a"/>
    </style:style>
    <style:style style:name="P20" style:family="paragraph" style:parent-style-name="Standard">
      <style:paragraph-properties fo:text-align="justify" style:justify-single-word="false"/>
      <style:text-properties officeooo:paragraph-rsid="00848bc9"/>
    </style:style>
    <style:style style:name="P21" style:family="paragraph" style:parent-style-name="Standard">
      <style:paragraph-properties fo:text-align="justify" style:justify-single-word="false"/>
      <style:text-properties officeooo:paragraph-rsid="0073d487"/>
    </style:style>
    <style:style style:name="P22" style:family="paragraph" style:parent-style-name="Standard">
      <style:paragraph-properties fo:text-align="justify" style:justify-single-word="false"/>
      <style:text-properties officeooo:paragraph-rsid="0085c49e"/>
    </style:style>
    <style:style style:name="P23" style:family="paragraph" style:parent-style-name="Standard">
      <style:paragraph-properties fo:text-align="justify" style:justify-single-word="false"/>
      <style:text-properties officeooo:paragraph-rsid="00899444"/>
    </style:style>
    <style:style style:name="P24" style:family="paragraph" style:parent-style-name="Standard">
      <style:paragraph-properties fo:text-align="justify" style:justify-single-word="false"/>
      <style:text-properties officeooo:paragraph-rsid="008ff662"/>
    </style:style>
    <style:style style:name="P25" style:family="paragraph" style:parent-style-name="Standard">
      <style:paragraph-properties fo:text-align="justify" style:justify-single-word="false"/>
      <style:text-properties officeooo:paragraph-rsid="00911512"/>
    </style:style>
    <style:style style:name="P26" style:family="paragraph" style:parent-style-name="Standard">
      <style:paragraph-properties fo:text-align="justify" style:justify-single-word="false"/>
      <style:text-properties officeooo:paragraph-rsid="00930a90"/>
    </style:style>
    <style:style style:name="T1" style:family="text">
      <style:text-properties fo:language="tr" fo:country="TR"/>
    </style:style>
    <style:style style:name="T2" style:family="text">
      <style:text-properties fo:language="tr" fo:country="TR" officeooo:rsid="00442bfa"/>
    </style:style>
    <style:style style:name="T3" style:family="text">
      <style:text-properties fo:language="tr" fo:country="TR" officeooo:rsid="00455327"/>
    </style:style>
    <style:style style:name="T4" style:family="text">
      <style:text-properties fo:language="tr" fo:country="TR" officeooo:rsid="0048629b"/>
    </style:style>
    <style:style style:name="T5" style:family="text">
      <style:text-properties fo:language="tr" fo:country="TR" officeooo:rsid="004bbc46"/>
    </style:style>
    <style:style style:name="T6" style:family="text">
      <style:text-properties fo:language="tr" fo:country="TR" officeooo:rsid="004da0d9"/>
    </style:style>
    <style:style style:name="T7" style:family="text">
      <style:text-properties fo:language="tr" fo:country="TR" officeooo:rsid="0051df48"/>
    </style:style>
    <style:style style:name="T8" style:family="text">
      <style:text-properties fo:language="tr" fo:country="TR" officeooo:rsid="00537116"/>
    </style:style>
    <style:style style:name="T9" style:family="text">
      <style:text-properties fo:language="tr" fo:country="TR" officeooo:rsid="00573881"/>
    </style:style>
    <style:style style:name="T10" style:family="text">
      <style:text-properties fo:language="tr" fo:country="TR" officeooo:rsid="0058589e"/>
    </style:style>
    <style:style style:name="T11" style:family="text">
      <style:text-properties fo:language="tr" fo:country="TR" officeooo:rsid="005f4ac4"/>
    </style:style>
    <style:style style:name="T12" style:family="text">
      <style:text-properties fo:language="tr" fo:country="TR" officeooo:rsid="006281ed"/>
    </style:style>
    <style:style style:name="T13" style:family="text">
      <style:text-properties fo:language="tr" fo:country="TR" officeooo:rsid="0061d987"/>
    </style:style>
    <style:style style:name="T14" style:family="text">
      <style:text-properties fo:language="tr" fo:country="TR" officeooo:rsid="0064f9b7"/>
    </style:style>
    <style:style style:name="T15" style:family="text">
      <style:text-properties fo:language="tr" fo:country="TR" officeooo:rsid="006c8486"/>
    </style:style>
    <style:style style:name="T16" style:family="text">
      <style:text-properties fo:language="tr" fo:country="TR" officeooo:rsid="006d079e"/>
    </style:style>
    <style:style style:name="T17" style:family="text">
      <style:text-properties fo:language="tr" fo:country="TR" officeooo:rsid="006d5f8d"/>
    </style:style>
    <style:style style:name="T18" style:family="text">
      <style:text-properties fo:language="tr" fo:country="TR" officeooo:rsid="003f9883"/>
    </style:style>
    <style:style style:name="T19" style:family="text">
      <style:text-properties fo:language="tr" fo:country="TR" officeooo:rsid="001e5c5a"/>
    </style:style>
    <style:style style:name="T20" style:family="text">
      <style:text-properties fo:language="tr" fo:country="TR" officeooo:rsid="00384e39"/>
    </style:style>
    <style:style style:name="T21" style:family="text">
      <style:text-properties fo:language="tr" fo:country="TR" officeooo:rsid="00728448"/>
    </style:style>
    <style:style style:name="T22" style:family="text">
      <style:text-properties fo:language="tr" fo:country="TR" officeooo:rsid="0032b0da"/>
    </style:style>
    <style:style style:name="T23" style:family="text">
      <style:text-properties fo:language="tr" fo:country="TR" officeooo:rsid="0071b3a9"/>
    </style:style>
    <style:style style:name="T24" style:family="text">
      <style:text-properties fo:language="tr" fo:country="TR" officeooo:rsid="0071bf9e"/>
    </style:style>
    <style:style style:name="T25" style:family="text">
      <style:text-properties fo:language="tr" fo:country="TR" officeooo:rsid="00304953"/>
    </style:style>
    <style:style style:name="T26" style:family="text">
      <style:text-properties fo:language="tr" fo:country="TR" officeooo:rsid="001d2b02"/>
    </style:style>
    <style:style style:name="T27" style:family="text">
      <style:text-properties fo:language="tr" fo:country="TR" officeooo:rsid="002ed36f"/>
    </style:style>
    <style:style style:name="T28" style:family="text">
      <style:text-properties fo:language="tr" fo:country="TR" officeooo:rsid="0040ce71"/>
    </style:style>
    <style:style style:name="T29" style:family="text">
      <style:text-properties fo:language="tr" fo:country="TR" officeooo:rsid="002c4ea4"/>
    </style:style>
    <style:style style:name="T30" style:family="text">
      <style:text-properties fo:language="tr" fo:country="TR" officeooo:rsid="0028cf53"/>
    </style:style>
    <style:style style:name="T31" style:family="text">
      <style:text-properties fo:language="tr" fo:country="TR" officeooo:rsid="002c0eb5"/>
    </style:style>
    <style:style style:name="T32" style:family="text">
      <style:text-properties fo:language="tr" fo:country="TR" officeooo:rsid="0025d9ae"/>
    </style:style>
    <style:style style:name="T33" style:family="text">
      <style:text-properties fo:language="tr" fo:country="TR" officeooo:rsid="003abd4e"/>
    </style:style>
    <style:style style:name="T34" style:family="text">
      <style:text-properties fo:language="tr" fo:country="TR" officeooo:rsid="0026e878"/>
    </style:style>
    <style:style style:name="T35" style:family="text">
      <style:text-properties fo:language="tr" fo:country="TR" officeooo:rsid="00286bbf"/>
    </style:style>
    <style:style style:name="T36" style:family="text">
      <style:text-properties fo:language="tr" fo:country="TR" officeooo:rsid="00745935"/>
    </style:style>
    <style:style style:name="T37" style:family="text">
      <style:text-properties fo:language="tr" fo:country="TR" officeooo:rsid="00753aea"/>
    </style:style>
    <style:style style:name="T38" style:family="text">
      <style:text-properties fo:language="tr" fo:country="TR" officeooo:rsid="0076edde"/>
    </style:style>
    <style:style style:name="T39" style:family="text">
      <style:text-properties fo:language="tr" fo:country="TR" officeooo:rsid="00786255"/>
    </style:style>
    <style:style style:name="T40" style:family="text">
      <style:text-properties fo:language="tr" fo:country="TR" officeooo:rsid="0078b91d"/>
    </style:style>
    <style:style style:name="T41" style:family="text">
      <style:text-properties fo:language="tr" fo:country="TR" officeooo:rsid="007aebd5"/>
    </style:style>
    <style:style style:name="T42" style:family="text">
      <style:text-properties fo:language="tr" fo:country="TR" officeooo:rsid="007c2e3b"/>
    </style:style>
    <style:style style:name="T43" style:family="text">
      <style:text-properties fo:language="tr" fo:country="TR" officeooo:rsid="007c64a1"/>
    </style:style>
    <style:style style:name="T44" style:family="text">
      <style:text-properties fo:language="tr" fo:country="TR" officeooo:rsid="007dece7"/>
    </style:style>
    <style:style style:name="T45" style:family="text">
      <style:text-properties fo:language="tr" fo:country="TR" officeooo:rsid="007df481"/>
    </style:style>
    <style:style style:name="T46" style:family="text">
      <style:text-properties fo:language="tr" fo:country="TR" officeooo:rsid="007e44fb"/>
    </style:style>
    <style:style style:name="T47" style:family="text">
      <style:text-properties fo:language="tr" fo:country="TR" officeooo:rsid="007fddbb"/>
    </style:style>
    <style:style style:name="T48" style:family="text">
      <style:text-properties fo:language="tr" fo:country="TR" officeooo:rsid="007fe07d"/>
    </style:style>
    <style:style style:name="T49" style:family="text">
      <style:text-properties fo:language="tr" fo:country="TR" officeooo:rsid="0080d05e"/>
    </style:style>
    <style:style style:name="T50" style:family="text">
      <style:text-properties fo:language="tr" fo:country="TR" fo:font-weight="bold" officeooo:rsid="0032b0da"/>
    </style:style>
    <style:style style:name="T51" style:family="text">
      <style:text-properties fo:language="tr" fo:country="TR" fo:font-weight="normal" officeooo:rsid="0080d05e" style:font-weight-asian="normal" style:font-weight-complex="normal"/>
    </style:style>
    <style:style style:name="T52" style:family="text">
      <style:text-properties fo:language="tr" fo:country="TR" fo:font-weight="normal" officeooo:rsid="0032b0da" style:font-weight-asian="normal" style:font-weight-complex="normal"/>
    </style:style>
    <style:style style:name="T53" style:family="text">
      <style:text-properties fo:language="tr" fo:country="TR" officeooo:rsid="0083bf2a"/>
    </style:style>
    <style:style style:name="T54" style:family="text">
      <style:text-properties fo:language="tr" fo:country="TR" officeooo:rsid="00848bc9"/>
    </style:style>
    <style:style style:name="T55" style:family="text">
      <style:text-properties fo:language="tr" fo:country="TR" officeooo:rsid="0085c49e"/>
    </style:style>
    <style:style style:name="T56" style:family="text">
      <style:text-properties fo:language="tr" fo:country="TR" officeooo:rsid="0085d8df"/>
    </style:style>
    <style:style style:name="T57" style:family="text">
      <style:text-properties fo:language="tr" fo:country="TR" officeooo:rsid="00873a79"/>
    </style:style>
    <style:style style:name="T58" style:family="text">
      <style:text-properties fo:language="tr" fo:country="TR" officeooo:rsid="001aa643"/>
    </style:style>
    <style:style style:name="T59" style:family="text">
      <style:text-properties fo:language="tr" fo:country="TR" officeooo:rsid="00700518"/>
    </style:style>
    <style:style style:name="T60" style:family="text">
      <style:text-properties fo:language="tr" fo:country="TR" officeooo:rsid="00899444"/>
    </style:style>
    <style:style style:name="T61" style:family="text">
      <style:text-properties fo:language="tr" fo:country="TR" officeooo:rsid="008a78c1"/>
    </style:style>
    <style:style style:name="T62" style:family="text">
      <style:text-properties fo:language="tr" fo:country="TR" officeooo:rsid="008c3517"/>
    </style:style>
    <style:style style:name="T63" style:family="text">
      <style:text-properties fo:language="tr" fo:country="TR" officeooo:rsid="008d3ee4"/>
    </style:style>
    <style:style style:name="T64" style:family="text">
      <style:text-properties fo:language="tr" fo:country="TR" officeooo:rsid="008d3fe6"/>
    </style:style>
    <style:style style:name="T65" style:family="text">
      <style:text-properties fo:language="tr" fo:country="TR" officeooo:rsid="008e6d5c"/>
    </style:style>
    <style:style style:name="T66" style:family="text">
      <style:text-properties fo:language="tr" fo:country="TR" officeooo:rsid="008fd8b4"/>
    </style:style>
    <style:style style:name="T67" style:family="text">
      <style:text-properties fo:language="tr" fo:country="TR" officeooo:rsid="008ff662"/>
    </style:style>
    <style:style style:name="T68" style:family="text">
      <style:text-properties fo:language="tr" fo:country="TR" officeooo:rsid="00911512"/>
    </style:style>
    <style:style style:name="T69" style:family="text">
      <style:text-properties fo:language="tr" fo:country="TR" officeooo:rsid="00930a90"/>
    </style:style>
    <style:style style:name="T70" style:family="text">
      <style:text-properties fo:color="#c9211e" loext:opacity="100%" fo:language="tr" fo:country="TR" officeooo:rsid="006281ed"/>
    </style:style>
    <style:style style:name="T71" style:family="text">
      <style:text-properties fo:font-style="italic" style:font-style-asian="italic"/>
    </style:style>
    <style:style style:name="T72" style:family="text">
      <style:text-properties style:font-style-asian="italic"/>
    </style:style>
    <style:style style:name="T73" style:family="text">
      <style:text-properties fo:color="#000000" loext:opacity="100%" fo:language="tr" fo:country="TR" officeooo:rsid="007fe07d"/>
    </style:style>
    <style:style style:name="T74" style:family="text">
      <style:text-properties fo:color="#000000" loext:opacity="100%" fo:language="tr" fo:country="TR" officeooo:rsid="006281ed"/>
    </style:style>
    <style:style style:name="T75" style:family="text">
      <style:text-properties officeooo:rsid="00899444"/>
    </style:style>
    <style:style style:name="T76" style:family="text">
      <style:text-properties officeooo:rsid="008a78c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AYNAK ÖZETLERİ</text:p>
      <text:p text:style-name="P6"><text:span text:style-name="T18"/></text:p>
      <text:p text:style-name="P6"><text:span text:style-name="T18">Android işletim sistemindeki uygulamaların izinlerin</text:span><text:span text:style-name="T36">in </text:span><text:span text:style-name="T18">kullanıcı mahremiyetini tehdit etmesi problemine odaklanarak yapılan zararlı yazılım analizinin erken dönem çalışmalarından biri olan Aung ve Zaw’ın makalesi </text:span><text:reference-mark-start text:name="ZOTERO_ITEM CSL_CITATION {&quot;citationID&quot;:&quot;3JD1qBZf&quot;,&quot;properties&quot;:{&quot;formattedCitation&quot;:&quot;[1]&quot;,&quot;plainCitation&quot;:&quot;[1]&quot;,&quot;noteIndex&quot;:0},&quot;citationItems&quot;:[{&quot;id&quot;:&quot;iZ2ImEgJ/mb0w01fA&quot;,&quot;uris&quot;:[&quot;http://zotero.org/users/18593329/items/YSUE33E7&quot;],&quot;itemData&quot;:{&quot;id&quot;:70,&quot;type&quot;:&quot;article-journal&quot;,&quot;container-title&quot;:&quot;INTERNATIONAL JOURNAL OF SCIENTIFIC &amp; TECHNOLOGY RESEARCH&quot;,&quot;ISSN&quot;:&quot;2277-8616&quot;,&quot;issue&quot;:&quot;3&quot;,&quot;title&quot;:&quot;Permission-Based Android Malware Detection&quot;,&quot;volume&quot;:&quot;2&quot;,&quot;author&quot;:[{&quot;family&quot;:&quot;Aung&quot;,&quot;given&quot;:&quot;Zarni&quot;},{&quot;family&quot;:&quot;Zaw&quot;,&quot;given&quot;:&quot;Win&quot;}],&quot;issued&quot;:{&quot;date-parts&quot;:[[&quot;2013&quot;]]}}}],&quot;schema&quot;:&quot;https://github.com/citation-style-language/schema/raw/master/csl-citation.json&quot;} RNDSs8ERaGtpP"/><text:span text:style-name="T18">[1]</text:span><text:reference-mark-end text:name="ZOTERO_ITEM CSL_CITATION {&quot;citationID&quot;:&quot;3JD1qBZf&quot;,&quot;properties&quot;:{&quot;formattedCitation&quot;:&quot;[1]&quot;,&quot;plainCitation&quot;:&quot;[1]&quot;,&quot;noteIndex&quot;:0},&quot;citationItems&quot;:[{&quot;id&quot;:&quot;iZ2ImEgJ/mb0w01fA&quot;,&quot;uris&quot;:[&quot;http://zotero.org/users/18593329/items/YSUE33E7&quot;],&quot;itemData&quot;:{&quot;id&quot;:70,&quot;type&quot;:&quot;article-journal&quot;,&quot;container-title&quot;:&quot;INTERNATIONAL JOURNAL OF SCIENTIFIC &amp; TECHNOLOGY RESEARCH&quot;,&quot;ISSN&quot;:&quot;2277-8616&quot;,&quot;issue&quot;:&quot;3&quot;,&quot;title&quot;:&quot;Permission-Based Android Malware Detection&quot;,&quot;volume&quot;:&quot;2&quot;,&quot;author&quot;:[{&quot;family&quot;:&quot;Aung&quot;,&quot;given&quot;:&quot;Zarni&quot;},{&quot;family&quot;:&quot;Zaw&quot;,&quot;given&quot;:&quot;Win&quot;}],&quot;issued&quot;:{&quot;date-parts&quot;:[[&quot;2013&quot;]]}}}],&quot;schema&quot;:&quot;https://github.com/citation-style-language/schema/raw/master/csl-citation.json&quot;} RNDSs8ERaGtpP"/><text:span text:style-name="T18">, </text:span><text:span text:style-name="T36">statik analiz ve </text:span><text:span text:style-name="T18">makine <text:s/>öğrenmesi yöntemlerinin bu alanda etkin olarak kullanılabileceğine dair yüksek doğruluk oranlarına sahip sonuçlara ulaşmıştır. </text:span><text:span text:style-name="T36">Yazarlar özellikle uygulamaların asıl işlevleriyle örtüşmeyen izinlerin yüksek risk taşıdıklarını belirtmektedir. 500 uygulama üzerinde yapılan testlerde, Random Forest (Karar Ağaçları) algoritmasının %91,58'lik bir doğruluk oranı ile en başarılı performansı sergilediği rapor edilmiştir.</text:span></text:p>
      <text:p text:style-name="P2"/>
      <text:p text:style-name="P6"><text:span text:style-name="T32">Android uygulamalarının </text:span><text:span text:style-name="T33">i</text:span><text:span text:style-name="T32">zinlerini analiz eden </text:span><text:span text:style-name="T36">yeni </text:span><text:span text:style-name="T34">bir model oluşturan </text:span><text:span text:style-name="T32">Yılmaz ve Davis </text:span><text:reference-mark-start text:name="ZOTERO_ITEM CSL_CITATION {&quot;citationID&quot;:&quot;mqXEHWMo&quot;,&quot;properties&quot;:{&quot;formattedCitation&quot;:&quot;[2]&quot;,&quot;plainCitation&quot;:&quot;[2]&quot;,&quot;noteIndex&quot;:0},&quot;citationItems&quot;:[{&quot;id&quot;:23,&quot;uris&quot;:[&quot;http://zotero.org/users/18593329/items/8QULAKWT&quot;],&quot;itemData&quot;:{&quot;id&quot;:23,&quot;type&quot;:&quot;paper-conference&quot;,&quot;event-title&quot;:&quot;Proceedings of the 22nd European Conference on Cyber Warfare and Security, ECCWS 2023&quot;,&quot;title&quot;:&quot;Hidden Permissions on Android: A Permission-Based Android Mobile Privacy Risk Model&quot;,&quot;author&quot;:[{&quot;family&quot;:&quot;Yılmaz&quot;,&quot;given&quot;:&quot;Saliha&quot;},{&quot;family&quot;:&quot;Davis&quot;,&quot;given&quot;:&quot;Mastaneh&quot;}],&quot;issued&quot;:{&quot;date-parts&quot;:[[&quot;2023&quot;]]}}}],&quot;schema&quot;:&quot;https://github.com/citation-style-language/schema/raw/master/csl-citation.json&quot;} RNDhj7XtoEyNF"/><text:span text:style-name="T32">[2]</text:span><text:reference-mark-end text:name="ZOTERO_ITEM CSL_CITATION {&quot;citationID&quot;:&quot;mqXEHWMo&quot;,&quot;properties&quot;:{&quot;formattedCitation&quot;:&quot;[2]&quot;,&quot;plainCitation&quot;:&quot;[2]&quot;,&quot;noteIndex&quot;:0},&quot;citationItems&quot;:[{&quot;id&quot;:23,&quot;uris&quot;:[&quot;http://zotero.org/users/18593329/items/8QULAKWT&quot;],&quot;itemData&quot;:{&quot;id&quot;:23,&quot;type&quot;:&quot;paper-conference&quot;,&quot;event-title&quot;:&quot;Proceedings of the 22nd European Conference on Cyber Warfare and Security, ECCWS 2023&quot;,&quot;title&quot;:&quot;Hidden Permissions on Android: A Permission-Based Android Mobile Privacy Risk Model&quot;,&quot;author&quot;:[{&quot;family&quot;:&quot;Yılmaz&quot;,&quot;given&quot;:&quot;Saliha&quot;},{&quot;family&quot;:&quot;Davis&quot;,&quot;given&quot;:&quot;Mastaneh&quot;}],&quot;issued&quot;:{&quot;date-parts&quot;:[[&quot;2023&quot;]]}}}],&quot;schema&quot;:&quot;https://github.com/citation-style-language/schema/raw/master/csl-citation.json&quot;} RNDhj7XtoEyNF"/><text:span text:style-name="T32"> </text:span><text:span text:style-name="T34">birçok uygulamanın manifestlerinde yazan izinlerin dışında da izinler kullandığını tespit etmiş</text:span><text:span text:style-name="T36">tir. Ayrıca kullanıcıların mobil güvenlik farkındalığının yetersizliğini ve özellikle izin tabanlı veri sızıntılarının mahremiyet üzerindeki etkilerini ele almaktadır. Araştırmacılar manifestlerde belirtilmeyen</text:span><text:span text:style-name="T35"> gizli izinleri de risk değerlendirmesine dahil ederek, uygulamaların klasik risk derecelendirmelerinden daha farklı risk seviyelerine sahip olduğunu ortaya koymuştur. </text:span><text:span text:style-name="T36">Çalışma ayrıca aynı izin grubunda yer alan uygulamaların birbirlerinin verilerine kullanıcı onayı olmaksızın erişebildiğini vurgulamaktadır.</text:span></text:p>
      <text:p text:style-name="P2"/>
      <text:p text:style-name="P6"><text:span text:style-name="T30">Harikrishnan </text:span><text:span text:style-name="T31">ve Periyasamy izin tabanlı güvenlik modellerinin etkinliğini ve bu modellerin kullanıcı verilerini korumadaki rolünü kapsamlı </text:span><text:span text:style-name="T37">şekilde</text:span><text:span text:style-name="T31"> karşılaştırdıkları </text:span><text:span text:style-name="T18">çalışmalarında</text:span><text:span text:style-name="T31"> </text:span><text:reference-mark-start text:name="ZOTERO_ITEM CSL_CITATION {&quot;citationID&quot;:&quot;kFiq36XQ&quot;,&quot;properties&quot;:{&quot;formattedCitation&quot;:&quot;[3]&quot;,&quot;plainCitation&quot;:&quot;[3]&quot;,&quot;noteIndex&quot;:0},&quot;citationItems&quot;:[{&quot;id&quot;:&quot;iZ2ImEgJ/34zKZSHi&quot;,&quot;uris&quot;:[&quot;http://zotero.org/users/18593329/items/U57GZ7LX&quot;],&quot;itemData&quot;:{&quot;id&quot;:24,&quot;type&quot;:&quot;paper-conference&quot;,&quot;event-title&quot;:&quot;2024 International Conference on Circuit Power and Computing Technologies (ICCPCT)&quot;,&quot;title&quot;:&quot;A Review on the Analysis of the Effectiveness of Permission Based Security Models in Android Apps&quot;,&quot;author&quot;:[{&quot;family&quot;:&quot;Harikrishnan&quot;,&quot;given&quot;:&quot;P R&quot;},{&quot;family&quot;:&quot;Periyasamy&quot;,&quot;given&quot;:&quot;P&quot;}],&quot;issued&quot;:{&quot;date-parts&quot;:[[&quot;2024&quot;]]}}}],&quot;schema&quot;:&quot;https://github.com/citation-style-language/schema/raw/master/csl-citation.json&quot;} RNDVXQc8vr74n"/><text:span text:style-name="T31">[3]</text:span><text:reference-mark-end text:name="ZOTERO_ITEM CSL_CITATION {&quot;citationID&quot;:&quot;kFiq36XQ&quot;,&quot;properties&quot;:{&quot;formattedCitation&quot;:&quot;[3]&quot;,&quot;plainCitation&quot;:&quot;[3]&quot;,&quot;noteIndex&quot;:0},&quot;citationItems&quot;:[{&quot;id&quot;:&quot;iZ2ImEgJ/34zKZSHi&quot;,&quot;uris&quot;:[&quot;http://zotero.org/users/18593329/items/U57GZ7LX&quot;],&quot;itemData&quot;:{&quot;id&quot;:24,&quot;type&quot;:&quot;paper-conference&quot;,&quot;event-title&quot;:&quot;2024 International Conference on Circuit Power and Computing Technologies (ICCPCT)&quot;,&quot;title&quot;:&quot;A Review on the Analysis of the Effectiveness of Permission Based Security Models in Android Apps&quot;,&quot;author&quot;:[{&quot;family&quot;:&quot;Harikrishnan&quot;,&quot;given&quot;:&quot;P R&quot;},{&quot;family&quot;:&quot;Periyasamy&quot;,&quot;given&quot;:&quot;P&quot;}],&quot;issued&quot;:{&quot;date-parts&quot;:[[&quot;2024&quot;]]}}}],&quot;schema&quot;:&quot;https://github.com/citation-style-language/schema/raw/master/csl-citation.json&quot;} RNDVXQc8vr74n"/><text:span text:style-name="T31">, </text:span><text:span text:style-name="T37">araştırmaların</text:span><text:span text:style-name="T31"> yüksek doğruluk </text:span><text:span text:style-name="T37">oranlarına</text:span><text:span text:style-name="T31"> ulaşmış olma</text:span><text:span text:style-name="T37">larının</text:span><text:span text:style-name="T31"> yanı sıra </text:span><text:span text:style-name="T29">büyük kısmının manifest dosyalarında verilen izinlere bağlı kaldığını bu sebeple şeffaflık yönünde bir boşluk bulunduğunu ifade etmiştir. </text:span><text:span text:style-name="T37">Çalışmada Google'ın izinleri Normal, İmza, Özel ve Tehlikeli olarak dört ana gruba ayırdığı; bunlar arasında yalnızca "Tehlikeli" kategorisindeki izinlerin kullanıcı onayı gerektirdiği vurgulanmaktadır. </text:span></text:p>
      <text:p text:style-name="P6"><text:span text:style-name="T37"/></text:p>
      <text:p text:style-name="P25"><text:span text:style-name="T29">K</text:span><text:span text:style-name="T18">umar vd. (2018) </text:span><text:span text:style-name="T68">A</text:span><text:span text:style-name="T18">ndroid uygulamalarını tarayarak kullanıcılara detaylı bir rapor sunan ve uygulama izinlerinin istatistiksel özelliklerine dayanan FAMOUS </text:span><text:reference-mark-start text:name="ZOTERO_ITEM CSL_CITATION {&quot;citationID&quot;:&quot;PUu12jSZ&quot;,&quot;properties&quot;:{&quot;formattedCitation&quot;:&quot;[4]&quot;,&quot;plainCitation&quot;:&quot;[4]&quot;,&quot;noteIndex&quot;:0},&quot;citationItems&quot;:[{&quot;id&quot;:39,&quot;uris&quot;:[&quot;http://zotero.org/users/18593329/items/UDAUJ6GU&quot;],&quot;itemData&quot;:{&quot;id&quot;:39,&quot;type&quot;:&quot;article-journal&quot;,&quot;abstract&quot;:&quot;With the emergence of Android as a leading operating system in mobile devices, it becomes mandatory to develop specialized, predictive and robust security measures to provide a dependable environment for users. Extant reactive and proactive security techniques would not be enough to tackle the fast-growing security challenges in the Android environment. This paper has proposed a predictive forensic approach to detect suspicious Android applications. An in-depth study of statistical properties of permissions used by the malicious and benign Android applications has been performed. Based on the results of this study, a weighted score based feature set has been created which is used to build a predictive and lightweight malware detector for Android devices. Various experiments conducted on the aforementioned feature set, an improved accuracy level of 99% has been achieved with Random Forest classifier. This trained model has been used to build a forensic tool entitled FAMOUS (Forensic Analysis of MObile devices Using Scoring of application permissions) which is able to scan all the installed applications of an attached device and provide a descriptive report.&quot;,&quot;container-title&quot;:&quot;Future Generation Computer Systems&quot;,&quot;DOI&quot;:&quot;10.1016/j.future.2018.02.001&quot;,&quot;ISSN&quot;:&quot;0167739X&quot;,&quot;journalAbbreviation&quot;:&quot;Future Generation Computer Systems&quot;,&quot;language&quot;:&quot;en&quot;,&quot;page&quot;:&quot;158-172&quot;,&quot;source&quot;:&quot;DOI.org (Crossref)&quot;,&quot;title&quot;:&quot;FAMOUS: Forensic Analysis of MObile devices Using Scoring of application permissions&quot;,&quot;title-short&quot;:&quot;FAMOUS&quot;,&quot;volume&quot;:&quot;83&quot;,&quot;author&quot;:[{&quot;family&quot;:&quot;Kumar&quot;,&quot;given&quot;:&quot;Ajit&quot;},{&quot;family&quot;:&quot;Kuppusamy&quot;,&quot;given&quot;:&quot;K.S.&quot;},{&quot;family&quot;:&quot;Aghila&quot;,&quot;given&quot;:&quot;G.&quot;}],&quot;issued&quot;:{&quot;date-parts&quot;:[[&quot;2018&quot;,6]]}}}],&quot;schema&quot;:&quot;https://github.com/citation-style-language/schema/raw/master/csl-citation.json&quot;} RNDaCS9RNz0KS"/><text:span text:style-name="T18">[4]</text:span><text:reference-mark-end text:name="ZOTERO_ITEM CSL_CITATION {&quot;citationID&quot;:&quot;PUu12jSZ&quot;,&quot;properties&quot;:{&quot;formattedCitation&quot;:&quot;[4]&quot;,&quot;plainCitation&quot;:&quot;[4]&quot;,&quot;noteIndex&quot;:0},&quot;citationItems&quot;:[{&quot;id&quot;:39,&quot;uris&quot;:[&quot;http://zotero.org/users/18593329/items/UDAUJ6GU&quot;],&quot;itemData&quot;:{&quot;id&quot;:39,&quot;type&quot;:&quot;article-journal&quot;,&quot;abstract&quot;:&quot;With the emergence of Android as a leading operating system in mobile devices, it becomes mandatory to develop specialized, predictive and robust security measures to provide a dependable environment for users. Extant reactive and proactive security techniques would not be enough to tackle the fast-growing security challenges in the Android environment. This paper has proposed a predictive forensic approach to detect suspicious Android applications. An in-depth study of statistical properties of permissions used by the malicious and benign Android applications has been performed. Based on the results of this study, a weighted score based feature set has been created which is used to build a predictive and lightweight malware detector for Android devices. Various experiments conducted on the aforementioned feature set, an improved accuracy level of 99% has been achieved with Random Forest classifier. This trained model has been used to build a forensic tool entitled FAMOUS (Forensic Analysis of MObile devices Using Scoring of application permissions) which is able to scan all the installed applications of an attached device and provide a descriptive report.&quot;,&quot;container-title&quot;:&quot;Future Generation Computer Systems&quot;,&quot;DOI&quot;:&quot;10.1016/j.future.2018.02.001&quot;,&quot;ISSN&quot;:&quot;0167739X&quot;,&quot;journalAbbreviation&quot;:&quot;Future Generation Computer Systems&quot;,&quot;language&quot;:&quot;en&quot;,&quot;page&quot;:&quot;158-172&quot;,&quot;source&quot;:&quot;DOI.org (Crossref)&quot;,&quot;title&quot;:&quot;FAMOUS: Forensic Analysis of MObile devices Using Scoring of application permissions&quot;,&quot;title-short&quot;:&quot;FAMOUS&quot;,&quot;volume&quot;:&quot;83&quot;,&quot;author&quot;:[{&quot;family&quot;:&quot;Kumar&quot;,&quot;given&quot;:&quot;Ajit&quot;},{&quot;family&quot;:&quot;Kuppusamy&quot;,&quot;given&quot;:&quot;K.S.&quot;},{&quot;family&quot;:&quot;Aghila&quot;,&quot;given&quot;:&quot;G.&quot;}],&quot;issued&quot;:{&quot;date-parts&quot;:[[&quot;2018&quot;,6]]}}}],&quot;schema&quot;:&quot;https://github.com/citation-style-language/schema/raw/master/csl-citation.json&quot;} RNDaCS9RNz0KS"/><text:span text:style-name="T18"> (Forensic Analysis of MObile devices Using Scoring of application permissions </text:span><text:span text:style-name="T68">[Uygulama İzinlerinin Puanlandırılması Yöntemiyle Mobil Cihazların Adli Analizi]</text:span><text:span text:style-name="T18">) isimli bir adli analiz aracı geliştirmişlerdir. Çalışma, geleneksel ikili (var/yok) izin gösterimi yerine, her bir iznin zararlı ve </text:span><text:span text:style-name="T37">zararsız</text:span><text:span text:style-name="T18"> yazılımlardaki dağılımına göre hesaplanan ağırlıklı bir puanlama sistemi kullanmaktadır. Deneysel sonuçlar, </text:span><text:span text:style-name="T37">geliştirilen adli analiz</text:span><text:span text:style-name="T18"> aracın</text:span><text:span text:style-name="T37">ın,</text:span><text:span text:style-name="T18"> bir cihazdaki yüzlerce uygulamayı taramasını yaklaşık 14-15 dakika gibi kısa bir sürede tamamlayabildiğini göstermiştir. </text:span><text:span text:style-name="T37">Çalışmada z</text:span><text:span text:style-name="T18">ararlı yazılımların tespitinde Random Forest (Rastgele Orman) sınıflandırıcısı </text:span><text:span text:style-name="T37">ile</text:span><text:span text:style-name="T18"> %99,1'e varan yüksek bir doğruluk oranına ulaş</text:span><text:span text:style-name="T37">ıl</text:span><text:span text:style-name="T18">mıştır.</text:span></text:p>
      <text:p text:style-name="P5"/>
      <text:p text:style-name="P9"><text:span text:style-name="T28">Benzer şekilde </text:span><text:span text:style-name="T18">R</text:span><text:span text:style-name="T28">ahman vd. (2022) geliştirdikleri PermPress <text:s/></text:span><text:reference-mark-start text:name="ZOTERO_ITEM CSL_CITATION {&quot;citationID&quot;:&quot;25uHQNFq&quot;,&quot;properties&quot;:{&quot;formattedCitation&quot;:&quot;[5]&quot;,&quot;plainCitation&quot;:&quot;[5]&quot;,&quot;noteIndex&quot;:0},&quot;citationItems&quot;:[{&quot;id&quot;:40,&quot;uris&quot;:[&quot;http://zotero.org/users/18593329/items/SE9JW2SF&quot;],&quot;itemData&quot;:{&quot;id&quot;:40,&quot;type&quot;:&quot;article-journal&quot;,&quot;abstract&quot;:&quot;Privacy laws and app stores (e.g., Google Play Store) require mobile apps to have transparent privacy policies to disclose sensitive actions and data collection, such as accessing the phonebook, camera, storage, GPS, and microphone. However, many mobile apps do not accurately disclose their sensitive data access that requires sensitive (‘dangerous’) permissions. Thus, analyzing discrepancies between apps’ permissions and privacy policies facilitates the identification of compliance issues upon which privacy regulators and marketplace operators can act. In this paper, we propose PermPress – an automated machine-learning system to evaluate an Android app’s permission-completeness, i.e., whether its privacy policy matches its dangerous permissions. PermPress combines machine learning techniques with human annotation of privacy policies to establish whether app policies contain permission-relevant information. PermPress leverages MPP-270, an annotated policy corpus, for establishing a gold standard dataset of permission completeness. This corpus shows that only 31% of apps disclose all dangerous permissions in privacy policies. By leveraging the annotated dataset and machine learning techniques, PermPress achieves an AUC score of 0.92 in predicting the permission-completeness of apps. A large-scale evaluation of 164,156 Android apps shows that, on average, 7% of apps do not disclose more than half of their declared dangerous permissions in privacy policies, whereas 60% of apps omit to disclose at least one dangerous permission-related data collection in privacy policies. Our investigation uncovers the non-transparent state of app privacy policies and highlights the need to standardize app privacy policies’ compliance and completeness checking process.&quot;,&quot;container-title&quot;:&quot;IEEE Access&quot;,&quot;DOI&quot;:&quot;10.1109/ACCESS.2022.3199882&quot;,&quot;ISSN&quot;:&quot;2169-3536&quot;,&quot;page&quot;:&quot;89248-89269&quot;,&quot;source&quot;:&quot;IEEE Xplore&quot;,&quot;title&quot;:&quot;PermPress: Machine Learning-Based Pipeline to Evaluate Permissions in App Privacy Policies&quot;,&quot;title-short&quot;:&quot;PermPress&quot;,&quot;volume&quot;:&quot;10&quot;,&quot;author&quot;:[{&quot;family&quot;:&quot;Rahman&quot;,&quot;given&quot;:&quot;Muhammad Sajidur&quot;},{&quot;family&quot;:&quot;Naghavi&quot;,&quot;given&quot;:&quot;Pirouz&quot;},{&quot;family&quot;:&quot;Kojusner&quot;,&quot;given&quot;:&quot;Blas&quot;},{&quot;family&quot;:&quot;Afroz&quot;,&quot;given&quot;:&quot;Sadia&quot;},{&quot;family&quot;:&quot;Williams&quot;,&quot;given&quot;:&quot;Byron&quot;},{&quot;family&quot;:&quot;Rampazzi&quot;,&quot;given&quot;:&quot;Sara&quot;},{&quot;family&quot;:&quot;Bindschaedler&quot;,&quot;given&quot;:&quot;Vincent&quot;}],&quot;issued&quot;:{&quot;date-parts&quot;:[[&quot;2022&quot;]]}}}],&quot;schema&quot;:&quot;https://github.com/citation-style-language/schema/raw/master/csl-citation.json&quot;} RNDHXIZXGmPCW"/><text:span text:style-name="T28">[5]</text:span><text:reference-mark-end text:name="ZOTERO_ITEM CSL_CITATION {&quot;citationID&quot;:&quot;25uHQNFq&quot;,&quot;properties&quot;:{&quot;formattedCitation&quot;:&quot;[5]&quot;,&quot;plainCitation&quot;:&quot;[5]&quot;,&quot;noteIndex&quot;:0},&quot;citationItems&quot;:[{&quot;id&quot;:40,&quot;uris&quot;:[&quot;http://zotero.org/users/18593329/items/SE9JW2SF&quot;],&quot;itemData&quot;:{&quot;id&quot;:40,&quot;type&quot;:&quot;article-journal&quot;,&quot;abstract&quot;:&quot;Privacy laws and app stores (e.g., Google Play Store) require mobile apps to have transparent privacy policies to disclose sensitive actions and data collection, such as accessing the phonebook, camera, storage, GPS, and microphone. However, many mobile apps do not accurately disclose their sensitive data access that requires sensitive (‘dangerous’) permissions. Thus, analyzing discrepancies between apps’ permissions and privacy policies facilitates the identification of compliance issues upon which privacy regulators and marketplace operators can act. In this paper, we propose PermPress – an automated machine-learning system to evaluate an Android app’s permission-completeness, i.e., whether its privacy policy matches its dangerous permissions. PermPress combines machine learning techniques with human annotation of privacy policies to establish whether app policies contain permission-relevant information. PermPress leverages MPP-270, an annotated policy corpus, for establishing a gold standard dataset of permission completeness. This corpus shows that only 31% of apps disclose all dangerous permissions in privacy policies. By leveraging the annotated dataset and machine learning techniques, PermPress achieves an AUC score of 0.92 in predicting the permission-completeness of apps. A large-scale evaluation of 164,156 Android apps shows that, on average, 7% of apps do not disclose more than half of their declared dangerous permissions in privacy policies, whereas 60% of apps omit to disclose at least one dangerous permission-related data collection in privacy policies. Our investigation uncovers the non-transparent state of app privacy policies and highlights the need to standardize app privacy policies’ compliance and completeness checking process.&quot;,&quot;container-title&quot;:&quot;IEEE Access&quot;,&quot;DOI&quot;:&quot;10.1109/ACCESS.2022.3199882&quot;,&quot;ISSN&quot;:&quot;2169-3536&quot;,&quot;page&quot;:&quot;89248-89269&quot;,&quot;source&quot;:&quot;IEEE Xplore&quot;,&quot;title&quot;:&quot;PermPress: Machine Learning-Based Pipeline to Evaluate Permissions in App Privacy Policies&quot;,&quot;title-short&quot;:&quot;PermPress&quot;,&quot;volume&quot;:&quot;10&quot;,&quot;author&quot;:[{&quot;family&quot;:&quot;Rahman&quot;,&quot;given&quot;:&quot;Muhammad Sajidur&quot;},{&quot;family&quot;:&quot;Naghavi&quot;,&quot;given&quot;:&quot;Pirouz&quot;},{&quot;family&quot;:&quot;Kojusner&quot;,&quot;given&quot;:&quot;Blas&quot;},{&quot;family&quot;:&quot;Afroz&quot;,&quot;given&quot;:&quot;Sadia&quot;},{&quot;family&quot;:&quot;Williams&quot;,&quot;given&quot;:&quot;Byron&quot;},{&quot;family&quot;:&quot;Rampazzi&quot;,&quot;given&quot;:&quot;Sara&quot;},{&quot;family&quot;:&quot;Bindschaedler&quot;,&quot;given&quot;:&quot;Vincent&quot;}],&quot;issued&quot;:{&quot;date-parts&quot;:[[&quot;2022&quot;]]}}}],&quot;schema&quot;:&quot;https://github.com/citation-style-language/schema/raw/master/csl-citation.json&quot;} RNDHXIZXGmPCW"/><text:span text:style-name="T28"> isimli adli analiz aracı ile uygulamaların manifestlerinde belirttikleri </text:span><text:span text:style-name="T38">gizli izinler ile</text:span><text:span text:style-name="T28"> gizlilik politikalarındaki açıklamalar arasındaki tutarsızlıkları tespit </text:span><text:span text:style-name="T38">etmiştir. Çalışma uygulama mağazalarının, GDPR (General Data Protection Regulation [Genel Veri Koruma Yönetmeliği]) </text:span><text:span text:style-name="T39">ve </text:span><text:span text:style-name="T38">CCPA </text:span><text:span text:style-name="T39">(California Consumer Privacy Act [Kaliforniya Tüketici Gizliliği Yasası])</text:span><text:span text:style-name="T38"> </text:span><text:span text:style-name="T39">gibi </text:span><text:span text:style-name="T38">yasaların zorunlu kıldığı şeffaf gizlilik politikalarının gerçekte ne kadar eksik olduğunu büyük ölçekli bir veri seti ile kanıtlamaktadır.</text:span><text:span text:style-name="T28"> </text:span><text:span text:style-name="T39">İ</text:span><text:span text:style-name="T28">ki aşamalı bir süreç izle</text:span><text:span text:style-name="T39">nen çalışmanın</text:span><text:span text:style-name="T28"> </text:span><text:span text:style-name="T39">i</text:span><text:span text:style-name="T28">lk aşama</text:span><text:span text:style-name="T39">sın</text:span><text:span text:style-name="T28">da, NLP </text:span><text:span text:style-name="T39">(</text:span><text:span text:style-name="T28">Doğal Dil İşleme) ve denetimli makine öğrenmesi modelleri kullanılarak bir gizlilik politikasından hangi izinlerin kullanıldığı tahmin edilir. İkinci aşamada ise bu tahminler manifest dosyasındaki gerçek izinlerle karşılaştırılarak bir </text:span><text:span text:style-name="T39">tutarlılık</text:span><text:span text:style-name="T28"> skoru üretilir. </text:span><text:span text:style-name="T39">İ</text:span><text:span text:style-name="T28">ncelenen 164.156 uygulamanın </text:span><text:span text:style-name="T39">yalnızca </text:span><text:span text:style-name="T28">%31'inin, manifest dosyalarındaki tüm tehlikeli izinleri gizlilik politikalarında tam ve doğru bir şekilde beyan </text:span><text:span text:style-name="T39">ettiği,</text:span><text:span text:style-name="T28"> %60’ının ise kullandığı en az bir tehlikeli izni gizlediğini ortaya koymuştur.</text:span></text:p>
      <text:p text:style-name="P4"><text:span text:style-name="T28"/></text:p>
      <text:p text:style-name="P10"><text:soft-page-break/><text:span text:style-name="T2">Seraj </text:span><text:span text:style-name="T4">vd. </text:span><text:span text:style-name="T2">(2023) </text:span><text:reference-mark-start text:name="ZOTERO_ITEM CSL_CITATION {&quot;citationID&quot;:&quot;Nlmjr1xN&quot;,&quot;properties&quot;:{&quot;formattedCitation&quot;:&quot;[6]&quot;,&quot;plainCitation&quot;:&quot;[6]&quot;,&quot;noteIndex&quot;:0},&quot;citationItems&quot;:[{&quot;id&quot;:44,&quot;uris&quot;:[&quot;http://zotero.org/users/18593329/items/3CCG7YQY&quot;],&quot;itemData&quot;:{&quot;id&quot;:44,&quot;type&quot;:&quot;article-journal&quot;,&quot;abstract&quot;:&quot;Android platforms are a popular target for attackers, while many users around the world are victims of Android malwares threatening their private information. Numerous Android anti-malware applications are fake and do not work as advertised because they have been developed either by amateur programmers or by software companies that are not focused on the security aspects of the business. Such applications usually ask for and generally receive non-necessary permissions which at the end collect sensitive information. The rapidly developing fake anti-malware is a serious problem, and there is a need for detection of harmful Android anti-malware. This article delivers a dataset of Android anti-malware, including malicious or benign, and a customized multilayer perceptron neural network that is being used to detect anti-malware based on the permissions of the applications. The results show that the proposed method can detect with very high accuracy fake anti-malware, while it outperforms other standard classifiers in terms of accuracy, precision, and recall.&quot;,&quot;container-title&quot;:&quot;Neural Computing and Applications&quot;,&quot;DOI&quot;:&quot;10.1007/s00521-021-06755-4&quot;,&quot;ISSN&quot;:&quot;1433-3058&quot;,&quot;issue&quot;:&quot;18&quot;,&quot;journalAbbreviation&quot;:&quot;Neural Comput &amp; Applic&quot;,&quot;language&quot;:&quot;en&quot;,&quot;page&quot;:&quot;15165-15174&quot;,&quot;source&quot;:&quot;Springer Link&quot;,&quot;title&quot;:&quot;HamDroid: permission-based harmful android anti-malware detection using neural networks&quot;,&quot;title-short&quot;:&quot;HamDroid&quot;,&quot;volume&quot;:&quot;34&quot;,&quot;author&quot;:[{&quot;family&quot;:&quot;Seraj&quot;,&quot;given&quot;:&quot;Saeed&quot;},{&quot;family&quot;:&quot;Khodambashi&quot;,&quot;given&quot;:&quot;Siavash&quot;},{&quot;family&quot;:&quot;Pavlidis&quot;,&quot;given&quot;:&quot;Michalis&quot;},{&quot;family&quot;:&quot;Polatidis&quot;,&quot;given&quot;:&quot;Nikolaos&quot;}],&quot;issued&quot;:{&quot;date-parts&quot;:[[&quot;2022&quot;,9,1]]}}}],&quot;schema&quot;:&quot;https://github.com/citation-style-language/schema/raw/master/csl-citation.json&quot;} RNDj6SeAwC1WV"/><text:span text:style-name="T2">[6]</text:span><text:reference-mark-end text:name="ZOTERO_ITEM CSL_CITATION {&quot;citationID&quot;:&quot;Nlmjr1xN&quot;,&quot;properties&quot;:{&quot;formattedCitation&quot;:&quot;[6]&quot;,&quot;plainCitation&quot;:&quot;[6]&quot;,&quot;noteIndex&quot;:0},&quot;citationItems&quot;:[{&quot;id&quot;:44,&quot;uris&quot;:[&quot;http://zotero.org/users/18593329/items/3CCG7YQY&quot;],&quot;itemData&quot;:{&quot;id&quot;:44,&quot;type&quot;:&quot;article-journal&quot;,&quot;abstract&quot;:&quot;Android platforms are a popular target for attackers, while many users around the world are victims of Android malwares threatening their private information. Numerous Android anti-malware applications are fake and do not work as advertised because they have been developed either by amateur programmers or by software companies that are not focused on the security aspects of the business. Such applications usually ask for and generally receive non-necessary permissions which at the end collect sensitive information. The rapidly developing fake anti-malware is a serious problem, and there is a need for detection of harmful Android anti-malware. This article delivers a dataset of Android anti-malware, including malicious or benign, and a customized multilayer perceptron neural network that is being used to detect anti-malware based on the permissions of the applications. The results show that the proposed method can detect with very high accuracy fake anti-malware, while it outperforms other standard classifiers in terms of accuracy, precision, and recall.&quot;,&quot;container-title&quot;:&quot;Neural Computing and Applications&quot;,&quot;DOI&quot;:&quot;10.1007/s00521-021-06755-4&quot;,&quot;ISSN&quot;:&quot;1433-3058&quot;,&quot;issue&quot;:&quot;18&quot;,&quot;journalAbbreviation&quot;:&quot;Neural Comput &amp; Applic&quot;,&quot;language&quot;:&quot;en&quot;,&quot;page&quot;:&quot;15165-15174&quot;,&quot;source&quot;:&quot;Springer Link&quot;,&quot;title&quot;:&quot;HamDroid: permission-based harmful android anti-malware detection using neural networks&quot;,&quot;title-short&quot;:&quot;HamDroid&quot;,&quot;volume&quot;:&quot;34&quot;,&quot;author&quot;:[{&quot;family&quot;:&quot;Seraj&quot;,&quot;given&quot;:&quot;Saeed&quot;},{&quot;family&quot;:&quot;Khodambashi&quot;,&quot;given&quot;:&quot;Siavash&quot;},{&quot;family&quot;:&quot;Pavlidis&quot;,&quot;given&quot;:&quot;Michalis&quot;},{&quot;family&quot;:&quot;Polatidis&quot;,&quot;given&quot;:&quot;Nikolaos&quot;}],&quot;issued&quot;:{&quot;date-parts&quot;:[[&quot;2022&quot;,9,1]]}}}],&quot;schema&quot;:&quot;https://github.com/citation-style-language/schema/raw/master/csl-citation.json&quot;} RNDj6SeAwC1WV"/><text:span text:style-name="T3">, <text:s/>kendisini güvenlik aracı olarak pazarlayan ancak arka planda kullanıcı verilerini sızdıran sahte anti </text:span><text:span text:style-name="T40">virüs yazılımlarını</text:span><text:span text:style-name="T3"> (fake anti-malware) tespit etmek için HamDroid isimli özelleştirilmiş bir yapay sinir ağı modeli önermektedir. Yazarlar, zararlı yazılımların davranışlarından ziyade talep ettikleri izinlere odaklanan statik bir analiz yöntemi kullanmışlardır.</text:span><text:span text:style-name="T40"> </text:span><text:span text:style-name="T3">328 farklı izni içeren 1200 uygulamalık özgün bir veri seti </text:span><text:span text:style-name="T40">ile yapılan çalışmada HamDroid geleneksel sınıflandırıcıları geride bırakarak %98,62 doğruluk oranına ulaşmıştır.</text:span></text:p>
      <text:p text:style-name="Standard"><text:span text:style-name="T3"/></text:p>
      <text:p text:style-name="P25"><text:span text:style-name="T5">Akbar vd. (2022) </text:span><text:reference-mark-start text:name="ZOTERO_ITEM CSL_CITATION {&quot;citationID&quot;:&quot;UcxoRZ1t&quot;,&quot;properties&quot;:{&quot;formattedCitation&quot;:&quot;[7]&quot;,&quot;plainCitation&quot;:&quot;[7]&quot;,&quot;noteIndex&quot;:0},&quot;citationItems&quot;:[{&quot;id&quot;:46,&quot;uris&quot;:[&quot;http://zotero.org/users/18593329/items/BS5M38KK&quot;],&quot;itemData&quot;:{&quot;id&quot;:46,&quot;type&quot;:&quot;article-journal&quot;,&quot;abstract&quot;:&quot;Malware applications (Apps) targeting mobile devices are widespread, and compromise the sensitive and private information stored on the devices. This is due to the asymmetry between informative permissions and irrelevant and redundant permissions for benign Apps. It also depends on the characteristics of the Android platform, such as adopting an open-source policy, supporting unofficial App stores, and the great tolerance for App verification; therefore the Android platform is destined to face such malicious intrusions. In this paper, we propose a permissions-based malware detection system (PerDRaML) that determines the App’s maliciousness based on the usage of suspicious permissions. The system uses a multi-level based methodology; we first extract and identify the significant features such as permissions, smali sizes, and permission rates from a manually collected dataset of 10,000 applications. Further, we employ various machine learning models to categorize the Apps into their malicious or benign categories. Through extensive experimentations, the proposed method successfully identifies the 5× most significant features to predict malicious Apps. The proposed method outperformed the existing techniques by achieving high accuracies of malware detection i.e., 89.7% with Support Vector Machine, 89.96% with Random Forest, 86.25% with Rotation Forest, and 89.52% with Naïve Bayes models. Moreover, the proposed method optimized up to ~77% of the feature set as compared to the recent approaches, while improving the evaluation metrics such as precision, sensitivity, accuracy, and F-measure. The experimental results show that the proposed system provides a high level of symmetry between irrelevant permissions and malware Apps. Further, the proposed system is promising and may provide a low-cost alternative for Android malware detection for malicious or repackaged Apps.&quot;,&quot;container-title&quot;:&quot;Symmetry&quot;,&quot;DOI&quot;:&quot;10.3390/sym14040718&quot;,&quot;ISSN&quot;:&quot;2073-8994&quot;,&quot;issue&quot;:&quot;4&quot;,&quot;language&quot;:&quot;en&quot;,&quot;license&quot;:&quot;http://creativecommons.org/licenses/by/3.0/&quot;,&quot;page&quot;:&quot;718&quot;,&quot;publisher&quot;:&quot;Multidisciplinary Digital Publishing Institute&quot;,&quot;source&quot;:&quot;www.mdpi.com&quot;,&quot;title&quot;:&quot;Permissions-Based Detection of Android Malware Using Machine Learning&quot;,&quot;volume&quot;:&quot;14&quot;,&quot;author&quot;:[{&quot;family&quot;:&quot;Akbar&quot;,&quot;given&quot;:&quot;Fahad&quot;},{&quot;family&quot;:&quot;Hussain&quot;,&quot;given&quot;:&quot;Mehdi&quot;},{&quot;family&quot;:&quot;Mumtaz&quot;,&quot;given&quot;:&quot;Rafia&quot;},{&quot;family&quot;:&quot;Riaz&quot;,&quot;given&quot;:&quot;Qaiser&quot;},{&quot;family&quot;:&quot;Wahab&quot;,&quot;given&quot;:&quot;Ainuddin Wahid Abdul&quot;},{&quot;family&quot;:&quot;Jung&quot;,&quot;given&quot;:&quot;Ki-Hyun&quot;}],&quot;issued&quot;:{&quot;date-parts&quot;:[[&quot;2022&quot;,4]]}}}],&quot;schema&quot;:&quot;https://github.com/citation-style-language/schema/raw/master/csl-citation.json&quot;} RNDTLpQAWtauG"/><text:span text:style-name="T5">[7]</text:span><text:reference-mark-end text:name="ZOTERO_ITEM CSL_CITATION {&quot;citationID&quot;:&quot;UcxoRZ1t&quot;,&quot;properties&quot;:{&quot;formattedCitation&quot;:&quot;[7]&quot;,&quot;plainCitation&quot;:&quot;[7]&quot;,&quot;noteIndex&quot;:0},&quot;citationItems&quot;:[{&quot;id&quot;:46,&quot;uris&quot;:[&quot;http://zotero.org/users/18593329/items/BS5M38KK&quot;],&quot;itemData&quot;:{&quot;id&quot;:46,&quot;type&quot;:&quot;article-journal&quot;,&quot;abstract&quot;:&quot;Malware applications (Apps) targeting mobile devices are widespread, and compromise the sensitive and private information stored on the devices. This is due to the asymmetry between informative permissions and irrelevant and redundant permissions for benign Apps. It also depends on the characteristics of the Android platform, such as adopting an open-source policy, supporting unofficial App stores, and the great tolerance for App verification; therefore the Android platform is destined to face such malicious intrusions. In this paper, we propose a permissions-based malware detection system (PerDRaML) that determines the App’s maliciousness based on the usage of suspicious permissions. The system uses a multi-level based methodology; we first extract and identify the significant features such as permissions, smali sizes, and permission rates from a manually collected dataset of 10,000 applications. Further, we employ various machine learning models to categorize the Apps into their malicious or benign categories. Through extensive experimentations, the proposed method successfully identifies the 5× most significant features to predict malicious Apps. The proposed method outperformed the existing techniques by achieving high accuracies of malware detection i.e., 89.7% with Support Vector Machine, 89.96% with Random Forest, 86.25% with Rotation Forest, and 89.52% with Naïve Bayes models. Moreover, the proposed method optimized up to ~77% of the feature set as compared to the recent approaches, while improving the evaluation metrics such as precision, sensitivity, accuracy, and F-measure. The experimental results show that the proposed system provides a high level of symmetry between irrelevant permissions and malware Apps. Further, the proposed system is promising and may provide a low-cost alternative for Android malware detection for malicious or repackaged Apps.&quot;,&quot;container-title&quot;:&quot;Symmetry&quot;,&quot;DOI&quot;:&quot;10.3390/sym14040718&quot;,&quot;ISSN&quot;:&quot;2073-8994&quot;,&quot;issue&quot;:&quot;4&quot;,&quot;language&quot;:&quot;en&quot;,&quot;license&quot;:&quot;http://creativecommons.org/licenses/by/3.0/&quot;,&quot;page&quot;:&quot;718&quot;,&quot;publisher&quot;:&quot;Multidisciplinary Digital Publishing Institute&quot;,&quot;source&quot;:&quot;www.mdpi.com&quot;,&quot;title&quot;:&quot;Permissions-Based Detection of Android Malware Using Machine Learning&quot;,&quot;volume&quot;:&quot;14&quot;,&quot;author&quot;:[{&quot;family&quot;:&quot;Akbar&quot;,&quot;given&quot;:&quot;Fahad&quot;},{&quot;family&quot;:&quot;Hussain&quot;,&quot;given&quot;:&quot;Mehdi&quot;},{&quot;family&quot;:&quot;Mumtaz&quot;,&quot;given&quot;:&quot;Rafia&quot;},{&quot;family&quot;:&quot;Riaz&quot;,&quot;given&quot;:&quot;Qaiser&quot;},{&quot;family&quot;:&quot;Wahab&quot;,&quot;given&quot;:&quot;Ainuddin Wahid Abdul&quot;},{&quot;family&quot;:&quot;Jung&quot;,&quot;given&quot;:&quot;Ki-Hyun&quot;}],&quot;issued&quot;:{&quot;date-parts&quot;:[[&quot;2022&quot;,4]]}}}],&quot;schema&quot;:&quot;https://github.com/citation-style-language/schema/raw/master/csl-citation.json&quot;} RNDTLpQAWtauG"/><text:span text:style-name="T6"> tarafından Symmetry dergisinde yayımlanan bu çalışma, Android zararlı yazılımlarını tespit etmek için PerDRaML (Permission-based Android Malware Detection [İzin Tabanlı Android Kötü Amaçlı Yazılım Tespiti]) isimli, işlem maliyeti düşük ve yüksek doğruluklu bir makine öğrenmesi sistemi önermektedir. Araştırma</text:span><text:span text:style-name="T40">da</text:span><text:span text:style-name="T6"> VirusShare ve Google Play Store'dan manuel olarak toplanan 10.000 uygulamalık (5.000 zararlı, 5.000 </text:span><text:span text:style-name="T40">zararsız</text:span><text:span text:style-name="T6">) özgün bir veri seti kullanılmıştır. </text:span><text:span text:style-name="T40">Yalnızca telefon durumu okuma izni, harici depolama yazma izni, yaklaşık konum izni, uygulamanın kaynak kodunun boyutu ve talep edilen izin sayısının </text:span><text:span text:style-name="T68">kaynak kod</text:span><text:span text:style-name="T40"> boyutuna oranından oluşan beş kriteri kullanarak Random Forest ile %89,96 doğruluk oranlarına ulaşılmıştır.</text:span></text:p>
      <text:p text:style-name="P10"><text:span text:style-name="T6"/></text:p>
      <text:p text:style-name="P11"><text:span text:style-name="T7">Pathak vd. (2024) </text:span><text:reference-mark-start text:name="ZOTERO_ITEM CSL_CITATION {&quot;citationID&quot;:&quot;GWtYFHyy&quot;,&quot;properties&quot;:{&quot;formattedCitation&quot;:&quot;[8]&quot;,&quot;plainCitation&quot;:&quot;[8]&quot;,&quot;noteIndex&quot;:0},&quot;citationItems&quot;:[{&quot;id&quot;:48,&quot;uris&quot;:[&quot;http://zotero.org/users/18593329/items/4Q6Q84CT&quot;],&quot;itemData&quot;:{&quot;id&quot;:48,&quot;type&quot;:&quot;article-journal&quot;,&quot;abstract&quot;:&quot;Since Android is the popular mobile operating system worldwide, malicious attackers seek out Android smartphones as targets. The Android malware can be identified through a number of established detection techniques. However, the issues presented by modern malware cannot be met by traditional signature or heuristic-based malware detection methods. Previous research suggests that machine-learning classifiers can be utilised to analyse permissions, making it possible to differentiate between malicious and benign applications on the Android platform. There exist machine-learning methods that utilise permission-based attributes to build models for the detection of malware on Android devices. Nevertheless, the performance of these detection methods is dependent on the raw or feature datasets. Android malware research frequently faces a major obstacle due to the lack of adequate and up-to-date raw malware datasets. In this paper, we put forward a systematic approach to generate an Android permission-based dataset using static analysis. To create the dataset, we collect recent raw malware samples (APK files) and focus on the reverse engineering approach and permission-based features extraction. We also conduct a thorough feature analysis to determine the important Android permissions and present a machine-learning-based Android malware detection mechanism. The experimental result of our study demonstrates that with just 48 features, the random forest classifier-based Android malware detection model obtains the best accuracy of 97.5%.&quot;,&quot;container-title&quot;:&quot;EURASIP Journal on Information Security&quot;,&quot;DOI&quot;:&quot;10.1186/s13635-024-00182-3&quot;,&quot;ISSN&quot;:&quot;2510-523X&quot;,&quot;issue&quot;:&quot;1&quot;,&quot;journalAbbreviation&quot;:&quot;EURASIP J. on Info. Security&quot;,&quot;language&quot;:&quot;en&quot;,&quot;page&quot;:&quot;33&quot;,&quot;source&quot;:&quot;Springer Link&quot;,&quot;title&quot;:&quot;Static analysis framework for permission-based dataset generation and android malware detection using machine learning&quot;,&quot;volume&quot;:&quot;2024&quot;,&quot;author&quot;:[{&quot;family&quot;:&quot;Pathak&quot;,&quot;given&quot;:&quot;Amarjyoti&quot;},{&quot;family&quot;:&quot;Kumar&quot;,&quot;given&quot;:&quot;Th. Shanta&quot;},{&quot;family&quot;:&quot;Barman&quot;,&quot;given&quot;:&quot;Utpal&quot;}],&quot;issued&quot;:{&quot;date-parts&quot;:[[&quot;2024&quot;,10,23]]}}}],&quot;schema&quot;:&quot;https://github.com/citation-style-language/schema/raw/master/csl-citation.json&quot;} RNDGDSrnkWemI"/><text:span text:style-name="T7">[8]</text:span><text:reference-mark-end text:name="ZOTERO_ITEM CSL_CITATION {&quot;citationID&quot;:&quot;GWtYFHyy&quot;,&quot;properties&quot;:{&quot;formattedCitation&quot;:&quot;[8]&quot;,&quot;plainCitation&quot;:&quot;[8]&quot;,&quot;noteIndex&quot;:0},&quot;citationItems&quot;:[{&quot;id&quot;:48,&quot;uris&quot;:[&quot;http://zotero.org/users/18593329/items/4Q6Q84CT&quot;],&quot;itemData&quot;:{&quot;id&quot;:48,&quot;type&quot;:&quot;article-journal&quot;,&quot;abstract&quot;:&quot;Since Android is the popular mobile operating system worldwide, malicious attackers seek out Android smartphones as targets. The Android malware can be identified through a number of established detection techniques. However, the issues presented by modern malware cannot be met by traditional signature or heuristic-based malware detection methods. Previous research suggests that machine-learning classifiers can be utilised to analyse permissions, making it possible to differentiate between malicious and benign applications on the Android platform. There exist machine-learning methods that utilise permission-based attributes to build models for the detection of malware on Android devices. Nevertheless, the performance of these detection methods is dependent on the raw or feature datasets. Android malware research frequently faces a major obstacle due to the lack of adequate and up-to-date raw malware datasets. In this paper, we put forward a systematic approach to generate an Android permission-based dataset using static analysis. To create the dataset, we collect recent raw malware samples (APK files) and focus on the reverse engineering approach and permission-based features extraction. We also conduct a thorough feature analysis to determine the important Android permissions and present a machine-learning-based Android malware detection mechanism. The experimental result of our study demonstrates that with just 48 features, the random forest classifier-based Android malware detection model obtains the best accuracy of 97.5%.&quot;,&quot;container-title&quot;:&quot;EURASIP Journal on Information Security&quot;,&quot;DOI&quot;:&quot;10.1186/s13635-024-00182-3&quot;,&quot;ISSN&quot;:&quot;2510-523X&quot;,&quot;issue&quot;:&quot;1&quot;,&quot;journalAbbreviation&quot;:&quot;EURASIP J. on Info. Security&quot;,&quot;language&quot;:&quot;en&quot;,&quot;page&quot;:&quot;33&quot;,&quot;source&quot;:&quot;Springer Link&quot;,&quot;title&quot;:&quot;Static analysis framework for permission-based dataset generation and android malware detection using machine learning&quot;,&quot;volume&quot;:&quot;2024&quot;,&quot;author&quot;:[{&quot;family&quot;:&quot;Pathak&quot;,&quot;given&quot;:&quot;Amarjyoti&quot;},{&quot;family&quot;:&quot;Kumar&quot;,&quot;given&quot;:&quot;Th. Shanta&quot;},{&quot;family&quot;:&quot;Barman&quot;,&quot;given&quot;:&quot;Utpal&quot;}],&quot;issued&quot;:{&quot;date-parts&quot;:[[&quot;2024&quot;,10,23]]}}}],&quot;schema&quot;:&quot;https://github.com/citation-style-language/schema/raw/master/csl-citation.json&quot;} RNDGDSrnkWemI"/><text:span text:style-name="T7"> geleneksel imza tabanlı (signature-based) sistemlerin sıfırıncı gün (0-day) saldırılarına karşı yetersizliğini gidermek amacıyla, güncel zararlı yazılım örneklerini</text:span><text:span text:style-name="T41">n</text:span><text:span text:style-name="T7"> APK </text:span><text:span text:style-name="T41">dosyalarından</text:span><text:span text:style-name="T7"> yeni bir veri seti ve yüksek doğruluklu bir tespit modeli sunmaktadır. Resmi Android dokümantasyonundan manuel olarak derle</text:span><text:span text:style-name="T41">dikleri</text:span><text:span text:style-name="T7"> 323 farklı izin içerisinden 274 tanesinin (yaklaşık %85) </text:span><text:span text:style-name="T41">zararlı yazılım tespiti yönünden </text:span><text:span text:style-name="T7">ayırt edici</text:span><text:span text:style-name="T41">liğinin </text:span><text:span text:style-name="T7">ol</text:span><text:span text:style-name="T41">madığını belirtmiştir</text:span><text:span text:style-name="T7">. 585 uygulamayı, </text:span><text:span text:style-name="T41">ayırt edici olarak değerlendirdikleri</text:span><text:span text:style-name="T7"> 48 izni esas alarak, </text:span><text:span text:style-name="T41">Random Forest</text:span><text:span text:style-name="T7"> tabanlı yöntemlerle zararlı yazılım içerip içermediğine göre %97,5 doğruluk oranıyla sınıflandırmış</text:span><text:span text:style-name="T41">lardır</text:span><text:span text:style-name="T7">.</text:span></text:p>
      <text:p text:style-name="P6"><text:span text:style-name="T7"/></text:p>
      <text:p text:style-name="P6"><text:span text:style-name="T8">Mat v</text:span><text:span text:style-name="T42">d.</text:span><text:span text:style-name="T8"> (2022) </text:span><text:reference-mark-start text:name="ZOTERO_ITEM CSL_CITATION {&quot;citationID&quot;:&quot;ugG7HqUc&quot;,&quot;properties&quot;:{&quot;formattedCitation&quot;:&quot;[9]&quot;,&quot;plainCitation&quot;:&quot;[9]&quot;,&quot;noteIndex&quot;:0},&quot;citationItems&quot;:[{&quot;id&quot;:50,&quot;uris&quot;:[&quot;http://zotero.org/users/18593329/items/ILUK4JJZ&quot;],&quot;itemData&quot;:{&quot;id&quot;:50,&quot;type&quot;:&quot;article-journal&quot;,&quot;abstract&quot;:&quot;The unprecedented growth of mobile technology has generated an increase in malware and raised concerns over malware threats. Different approaches have been adopted to overcome the malware attacks yet this spread is still increasing. To combat this issue, this study proposes an Android malware detection system based on permission features using Bayesian classification. The permission features were extracted via the static analysis technique. The 10,000 samples for the judgement were obtained from AndroZoo and Drebin databases. The experiment was then conducted using two algorithms for feature selection: information gain and chi-square. The best accuracy rate of detection of permission features achieved was 91.1%.&quot;,&quot;container-title&quot;:&quot;ICT Express&quot;,&quot;DOI&quot;:&quot;10.1016/j.icte.2021.09.003&quot;,&quot;ISSN&quot;:&quot;2405-9595&quot;,&quot;issue&quot;:&quot;3&quot;,&quot;journalAbbreviation&quot;:&quot;ICT Express&quot;,&quot;page&quot;:&quot;424-431&quot;,&quot;source&quot;:&quot;ScienceDirect&quot;,&quot;title&quot;:&quot;A Bayesian probability model for Android malware detection&quot;,&quot;volume&quot;:&quot;8&quot;,&quot;author&quot;:[{&quot;family&quot;:&quot;Mat&quot;,&quot;given&quot;:&quot;Sharfah Ratibah Tuan&quot;},{&quot;family&quot;:&quot;Razak&quot;,&quot;given&quot;:&quot;Mohd Faizal Ab&quot;},{&quot;family&quot;:&quot;Kahar&quot;,&quot;given&quot;:&quot;Mohd Nizam Mohmad&quot;},{&quot;family&quot;:&quot;Arif&quot;,&quot;given&quot;:&quot;Juliza Mohamad&quot;},{&quot;family&quot;:&quot;Firdaus&quot;,&quot;given&quot;:&quot;Ahmad&quot;}],&quot;issued&quot;:{&quot;date-parts&quot;:[[&quot;2022&quot;,9,1]]}}}],&quot;schema&quot;:&quot;https://github.com/citation-style-language/schema/raw/master/csl-citation.json&quot;} RNDGv7U0DJ2t5"/><text:span text:style-name="T8">[9]</text:span><text:reference-mark-end text:name="ZOTERO_ITEM CSL_CITATION {&quot;citationID&quot;:&quot;ugG7HqUc&quot;,&quot;properties&quot;:{&quot;formattedCitation&quot;:&quot;[9]&quot;,&quot;plainCitation&quot;:&quot;[9]&quot;,&quot;noteIndex&quot;:0},&quot;citationItems&quot;:[{&quot;id&quot;:50,&quot;uris&quot;:[&quot;http://zotero.org/users/18593329/items/ILUK4JJZ&quot;],&quot;itemData&quot;:{&quot;id&quot;:50,&quot;type&quot;:&quot;article-journal&quot;,&quot;abstract&quot;:&quot;The unprecedented growth of mobile technology has generated an increase in malware and raised concerns over malware threats. Different approaches have been adopted to overcome the malware attacks yet this spread is still increasing. To combat this issue, this study proposes an Android malware detection system based on permission features using Bayesian classification. The permission features were extracted via the static analysis technique. The 10,000 samples for the judgement were obtained from AndroZoo and Drebin databases. The experiment was then conducted using two algorithms for feature selection: information gain and chi-square. The best accuracy rate of detection of permission features achieved was 91.1%.&quot;,&quot;container-title&quot;:&quot;ICT Express&quot;,&quot;DOI&quot;:&quot;10.1016/j.icte.2021.09.003&quot;,&quot;ISSN&quot;:&quot;2405-9595&quot;,&quot;issue&quot;:&quot;3&quot;,&quot;journalAbbreviation&quot;:&quot;ICT Express&quot;,&quot;page&quot;:&quot;424-431&quot;,&quot;source&quot;:&quot;ScienceDirect&quot;,&quot;title&quot;:&quot;A Bayesian probability model for Android malware detection&quot;,&quot;volume&quot;:&quot;8&quot;,&quot;author&quot;:[{&quot;family&quot;:&quot;Mat&quot;,&quot;given&quot;:&quot;Sharfah Ratibah Tuan&quot;},{&quot;family&quot;:&quot;Razak&quot;,&quot;given&quot;:&quot;Mohd Faizal Ab&quot;},{&quot;family&quot;:&quot;Kahar&quot;,&quot;given&quot;:&quot;Mohd Nizam Mohmad&quot;},{&quot;family&quot;:&quot;Arif&quot;,&quot;given&quot;:&quot;Juliza Mohamad&quot;},{&quot;family&quot;:&quot;Firdaus&quot;,&quot;given&quot;:&quot;Ahmad&quot;}],&quot;issued&quot;:{&quot;date-parts&quot;:[[&quot;2022&quot;,9,1]]}}}],&quot;schema&quot;:&quot;https://github.com/citation-style-language/schema/raw/master/csl-citation.json&quot;} RNDGv7U0DJ2t5"/><text:span text:style-name="T8"> tarafından ICT Express dergisinde yayımlanan çalışma</text:span><text:span text:style-name="T42">da</text:span><text:span text:style-name="T8">, Android zararlı yazılımlarını tespit etmek için Bayesyen olasılık modeli ve izin tabanlı öznitelikleri temel alan bir sistem öner</text:span><text:span text:style-name="T42">il</text:span><text:span text:style-name="T8">mektedir. 10.000 uygulama</text:span><text:span text:style-name="T42">dan</text:span><text:span text:style-name="T8"> (5.000 zararlı, 5.000 </text:span><text:span text:style-name="T42">zararsız</text:span><text:span text:style-name="T8">) </text:span><text:span text:style-name="T42">Ki-Kare algoritması ile seçilen 15 ila 30 kritik izin üzerinde çalışan Naïve Bayes sınıflandırıcısı %91,1 doğruluk oranına ulaşmıştır.</text:span></text:p>
      <text:p text:style-name="P6"><text:span text:style-name="T8"/></text:p>
      <text:p text:style-name="P12"><text:span text:style-name="T8">Nema vd. (2022)</text:span><text:span text:style-name="T9"> </text:span><text:reference-mark-start text:name="ZOTERO_ITEM CSL_CITATION {&quot;citationID&quot;:&quot;pYn0stnA&quot;,&quot;properties&quot;:{&quot;formattedCitation&quot;:&quot;[10]&quot;,&quot;plainCitation&quot;:&quot;[10]&quot;,&quot;noteIndex&quot;:0},&quot;citationItems&quot;:[{&quot;id&quot;:52,&quot;uris&quot;:[&quot;http://zotero.org/users/18593329/items/B2C5RWR5&quot;],&quot;itemData&quot;:{&quot;id&quot;:52,&quot;type&quot;:&quot;paper-conference&quot;,&quot;abstract&quot;:&quot;In this paper we present a methodology to analyze users' concerns and perspectives about privacy at scale. We leverage NLP techniques to process millions of mobile app reviews and extract privacy concerns. Our methodology is composed of a binary classifier that distinguishes between privacy and non-privacy related reviews. We use clustering to gather reviews that discuss similar privacy concerns, and employ summarization metrics to extract representative reviews to summarize each cluster. We apply our methods on 287M reviews for about 2M apps across the 29 categories in Google Play to identify top privacy pain points in mobile apps. We identified approximately 440K privacy related reviews. We find that privacy related reviews occur in all 29 categories, with some issues arising across numerous app categories and other issues only surfacing in a small set of app categories. We show empirical evidence that confirms dominant privacy themes - concerns about apps requesting unnecessary permissions, collection of personal information, frustration with privacy controls, tracking and the selling of personal data. As far as we know, this is the first large scale analysis to confirm these findings based on hundreds of thousands of user inputs. We also observe some unexpected findings such as users warning each other not to install an app due to privacy issues, users uninstalling apps due to privacy reasons, as well as positive reviews that reward developers for privacy friendly apps. Finally we discuss the implications of our method and findings for developers and app stores.&quot;,&quot;collection-title&quot;:&quot;ICSE '22&quot;,&quot;container-title&quot;:&quot;Proceedings of the 44th International Conference on Software Engineering&quot;,&quot;DOI&quot;:&quot;10.1145/3510003.3510079&quot;,&quot;ISBN&quot;:&quot;978-1-4503-9221-1&quot;,&quot;page&quot;:&quot;112–124&quot;,&quot;publisher&quot;:&quot;Association for Computing Machinery&quot;,&quot;publisher-place&quot;:&quot;New York, NY, USA&quot;,&quot;source&quot;:&quot;ACM Digital Library&quot;,&quot;title&quot;:&quot;Analyzing user perspectives on mobile app privacy at scale&quot;,&quot;URL&quot;:&quot;https://dl.acm.org/doi/10.1145/3510003.3510079&quot;,&quot;author&quot;:[{&quot;family&quot;:&quot;Nema&quot;,&quot;given&quot;:&quot;Preksha&quot;},{&quot;family&quot;:&quot;Anthonysamy&quot;,&quot;given&quot;:&quot;Pauline&quot;},{&quot;family&quot;:&quot;Taft&quot;,&quot;given&quot;:&quot;Nina&quot;},{&quot;family&quot;:&quot;Peddinti&quot;,&quot;given&quot;:&quot;Sai Teja&quot;}],&quot;accessed&quot;:{&quot;date-parts&quot;:[[&quot;2025&quot;,11,26]]},&quot;issued&quot;:{&quot;date-parts&quot;:[[&quot;2022&quot;,7,5]]}}}],&quot;schema&quot;:&quot;https://github.com/citation-style-language/schema/raw/master/csl-citation.json&quot;} RNDZjzqetCK19"/><text:span text:style-name="T9">[10]</text:span><text:reference-mark-end text:name="ZOTERO_ITEM CSL_CITATION {&quot;citationID&quot;:&quot;pYn0stnA&quot;,&quot;properties&quot;:{&quot;formattedCitation&quot;:&quot;[10]&quot;,&quot;plainCitation&quot;:&quot;[10]&quot;,&quot;noteIndex&quot;:0},&quot;citationItems&quot;:[{&quot;id&quot;:52,&quot;uris&quot;:[&quot;http://zotero.org/users/18593329/items/B2C5RWR5&quot;],&quot;itemData&quot;:{&quot;id&quot;:52,&quot;type&quot;:&quot;paper-conference&quot;,&quot;abstract&quot;:&quot;In this paper we present a methodology to analyze users' concerns and perspectives about privacy at scale. We leverage NLP techniques to process millions of mobile app reviews and extract privacy concerns. Our methodology is composed of a binary classifier that distinguishes between privacy and non-privacy related reviews. We use clustering to gather reviews that discuss similar privacy concerns, and employ summarization metrics to extract representative reviews to summarize each cluster. We apply our methods on 287M reviews for about 2M apps across the 29 categories in Google Play to identify top privacy pain points in mobile apps. We identified approximately 440K privacy related reviews. We find that privacy related reviews occur in all 29 categories, with some issues arising across numerous app categories and other issues only surfacing in a small set of app categories. We show empirical evidence that confirms dominant privacy themes - concerns about apps requesting unnecessary permissions, collection of personal information, frustration with privacy controls, tracking and the selling of personal data. As far as we know, this is the first large scale analysis to confirm these findings based on hundreds of thousands of user inputs. We also observe some unexpected findings such as users warning each other not to install an app due to privacy issues, users uninstalling apps due to privacy reasons, as well as positive reviews that reward developers for privacy friendly apps. Finally we discuss the implications of our method and findings for developers and app stores.&quot;,&quot;collection-title&quot;:&quot;ICSE '22&quot;,&quot;container-title&quot;:&quot;Proceedings of the 44th International Conference on Software Engineering&quot;,&quot;DOI&quot;:&quot;10.1145/3510003.3510079&quot;,&quot;ISBN&quot;:&quot;978-1-4503-9221-1&quot;,&quot;page&quot;:&quot;112–124&quot;,&quot;publisher&quot;:&quot;Association for Computing Machinery&quot;,&quot;publisher-place&quot;:&quot;New York, NY, USA&quot;,&quot;source&quot;:&quot;ACM Digital Library&quot;,&quot;title&quot;:&quot;Analyzing user perspectives on mobile app privacy at scale&quot;,&quot;URL&quot;:&quot;https://dl.acm.org/doi/10.1145/3510003.3510079&quot;,&quot;author&quot;:[{&quot;family&quot;:&quot;Nema&quot;,&quot;given&quot;:&quot;Preksha&quot;},{&quot;family&quot;:&quot;Anthonysamy&quot;,&quot;given&quot;:&quot;Pauline&quot;},{&quot;family&quot;:&quot;Taft&quot;,&quot;given&quot;:&quot;Nina&quot;},{&quot;family&quot;:&quot;Peddinti&quot;,&quot;given&quot;:&quot;Sai Teja&quot;}],&quot;accessed&quot;:{&quot;date-parts&quot;:[[&quot;2025&quot;,11,26]]},&quot;issued&quot;:{&quot;date-parts&quot;:[[&quot;2022&quot;,7,5]]}}}],&quot;schema&quot;:&quot;https://github.com/citation-style-language/schema/raw/master/csl-citation.json&quot;} RNDZjzqetCK19"/><text:span text:style-name="T8"> </text:span><text:span text:style-name="T42">t</text:span><text:span text:style-name="T8">arafından ICSE konferansında sunulan çalışma</text:span><text:span text:style-name="T42">da</text:span><text:span text:style-name="T8">, Google Play Store’daki milyonlarca kullanıcı </text:span><text:span text:style-name="T42">yorumu</text:span><text:span text:style-name="T8"> </text:span><text:span text:style-name="T42">NLP (Natural Language Processing [</text:span><text:span text:style-name="T8">Doğal Dil İşleme</text:span><text:span text:style-name="T42">])</text:span><text:span text:style-name="T8"> teknikleriyle analiz ed</text:span><text:span text:style-name="T42">ilmiştir.</text:span><text:span text:style-name="T8"> </text:span><text:span text:style-name="T42">K</text:span><text:span text:style-name="T8">ullanıcıların mobil uygulama mahremiyeti konusundaki gerçek endişelerini ortaya koyan ilk araştırma</text:span><text:span text:style-name="T42">lardan biri olan bu çalışmada </text:span><text:span text:style-name="T9">2 milyon uygulama hakkında yazılan 287 milyon yorumu incele</text:span><text:span text:style-name="T42">nmiş, </text:span><text:span text:style-name="T10">mahremiyetle ilgili olumsuz kullanıcı yorumlarının ilk sırasında uygulamaların gerekli olandan çok fazla izne sahip olduğunu ortaya ko</text:span><text:span text:style-name="T43">n</text:span><text:span text:style-name="T10">muştur. </text:span><text:span text:style-name="T44">Yorumlarda mahremiyeti ihlal ettiği gerekçesiyle uygulamayı sildiğini beyan eden önemli miktarda yoruma <text:s/>rastlandığı ifade edilmiştir.</text:span></text:p>
      <text:p text:style-name="P6"><text:span text:style-name="T10"/></text:p>
      <text:p text:style-name="P6"><text:span text:style-name="T11">Alkindi v</text:span><text:span text:style-name="T47">d.</text:span><text:span text:style-name="T11"> (2021) </text:span><text:reference-mark-start text:name="ZOTERO_ITEM CSL_CITATION {&quot;citationID&quot;:&quot;6ghcf071&quot;,&quot;properties&quot;:{&quot;formattedCitation&quot;:&quot;[11]&quot;,&quot;plainCitation&quot;:&quot;[11]&quot;,&quot;noteIndex&quot;:0},&quot;citationItems&quot;:[{&quot;id&quot;:33,&quot;uris&quot;:[&quot;http://zotero.org/users/18593329/items/VVHB9HVD&quot;],&quot;itemData&quot;:{&quot;id&quot;:33,&quot;type&quot;:&quot;article-journal&quot;,&quot;abstract&quot;:&quot;Android mobile apps gain access to numerous users' private data. Users of different Android mobile apps have less control over their sensitive data during installation and run-time processes. Too often, these apps consider data privacy less serious than users' expectations. Many mobile apps misbehave and upload users' data without permission which confirmed the possibility of privacy leakage through different network channels. The literature has proposed various approaches to protect user's data and avoid privacy violations. This paper, provides a comprehensive overview of state-of-art research on Android user privacy, and data flow control. The aim is to highlight the main trends, pinpoint the main methodologies applied, and enumerate the privacy violations faced by Android users. We also shed some light on the directions where the researcher's community effort is still needed. To this end, we conduct a Systematic Literature Review (SLR) during which we surveyed 109 relevant research papers published in leading conferences and journals. Our thorough examination of the relevant literature has led to a critical analysis of the proposed solutions with a focus on user privacy extensions and mechanisms for the Android mobile platform. Furthermore, possible solutions and research directions have been discussed.&quot;,&quot;container-title&quot;:&quot;Journal of Cyber Security and Mobility&quot;,&quot;DOI&quot;:&quot;10.13052/jcsm2245-1439.1019&quot;,&quot;ISSN&quot;:&quot;2245-4578&quot;,&quot;issue&quot;:&quot;1&quot;,&quot;page&quot;:&quot;261-304&quot;,&quot;source&quot;:&quot;IEEE Xplore&quot;,&quot;title&quot;:&quot;User Privacy and Data Flow Control for Android Apps: Systematic Literature Review&quot;,&quot;title-short&quot;:&quot;User Privacy and Data Flow Control for Android Apps&quot;,&quot;volume&quot;:&quot;10&quot;,&quot;author&quot;:[{&quot;family&quot;:&quot;Alkindi&quot;,&quot;given&quot;:&quot;Zainab Rashid&quot;},{&quot;family&quot;:&quot;Sarrab&quot;,&quot;given&quot;:&quot;Mohamed&quot;},{&quot;family&quot;:&quot;Alzeidi&quot;,&quot;given&quot;:&quot;Nasser&quot;}],&quot;issued&quot;:{&quot;date-parts&quot;:[[&quot;2021&quot;,2]]}}}],&quot;schema&quot;:&quot;https://github.com/citation-style-language/schema/raw/master/csl-citation.json&quot;} RNDZ46nq1HtEx"/><text:span text:style-name="T11">[11]</text:span><text:reference-mark-end text:name="ZOTERO_ITEM CSL_CITATION {&quot;citationID&quot;:&quot;6ghcf071&quot;,&quot;properties&quot;:{&quot;formattedCitation&quot;:&quot;[11]&quot;,&quot;plainCitation&quot;:&quot;[11]&quot;,&quot;noteIndex&quot;:0},&quot;citationItems&quot;:[{&quot;id&quot;:33,&quot;uris&quot;:[&quot;http://zotero.org/users/18593329/items/VVHB9HVD&quot;],&quot;itemData&quot;:{&quot;id&quot;:33,&quot;type&quot;:&quot;article-journal&quot;,&quot;abstract&quot;:&quot;Android mobile apps gain access to numerous users' private data. Users of different Android mobile apps have less control over their sensitive data during installation and run-time processes. Too often, these apps consider data privacy less serious than users' expectations. Many mobile apps misbehave and upload users' data without permission which confirmed the possibility of privacy leakage through different network channels. The literature has proposed various approaches to protect user's data and avoid privacy violations. This paper, provides a comprehensive overview of state-of-art research on Android user privacy, and data flow control. The aim is to highlight the main trends, pinpoint the main methodologies applied, and enumerate the privacy violations faced by Android users. We also shed some light on the directions where the researcher's community effort is still needed. To this end, we conduct a Systematic Literature Review (SLR) during which we surveyed 109 relevant research papers published in leading conferences and journals. Our thorough examination of the relevant literature has led to a critical analysis of the proposed solutions with a focus on user privacy extensions and mechanisms for the Android mobile platform. Furthermore, possible solutions and research directions have been discussed.&quot;,&quot;container-title&quot;:&quot;Journal of Cyber Security and Mobility&quot;,&quot;DOI&quot;:&quot;10.13052/jcsm2245-1439.1019&quot;,&quot;ISSN&quot;:&quot;2245-4578&quot;,&quot;issue&quot;:&quot;1&quot;,&quot;page&quot;:&quot;261-304&quot;,&quot;source&quot;:&quot;IEEE Xplore&quot;,&quot;title&quot;:&quot;User Privacy and Data Flow Control for Android Apps: Systematic Literature Review&quot;,&quot;title-short&quot;:&quot;User Privacy and Data Flow Control for Android Apps&quot;,&quot;volume&quot;:&quot;10&quot;,&quot;author&quot;:[{&quot;family&quot;:&quot;Alkindi&quot;,&quot;given&quot;:&quot;Zainab Rashid&quot;},{&quot;family&quot;:&quot;Sarrab&quot;,&quot;given&quot;:&quot;Mohamed&quot;},{&quot;family&quot;:&quot;Alzeidi&quot;,&quot;given&quot;:&quot;Nasser&quot;}],&quot;issued&quot;:{&quot;date-parts&quot;:[[&quot;2021&quot;,2]]}}}],&quot;schema&quot;:&quot;https://github.com/citation-style-language/schema/raw/master/csl-citation.json&quot;} RNDZ46nq1HtEx"/><text:span text:style-name="T11">Journal of Cyber Security and Mobility dergisinde yayımlanan kapsamlı sistematik literatür taraması</text:span><text:span text:style-name="T45">nda, </text:span><text:span text:style-name="T11">Android ekosistemindeki kullanıcı mahremiyeti ve veri akış kontrolü üzerine yapılmış 109 temel araştırmayı analiz ederek akademik literatürün mevcut durumunu özetlemektedir. </text:span><text:span text:style-name="T45">Ç</text:span><text:span text:style-name="T11">alışma</text:span><text:span text:style-name="T45">da</text:span><text:span text:style-name="T11"> Android kullanıcılarının kurulum ve çalışma zamanı (run-time) süreçlerinde hassas veriler üzerinde</text:span><text:span text:style-name="T45">ki</text:span><text:span text:style-name="T11"> kontrol</text:span><text:span text:style-name="T45">lerinin</text:span><text:span text:style-name="T11"> yetersizliği, uygulamaların mahremiyet beklentilerini karşılayamamasını</text:span><text:span text:style-name="T45">n nedenleri ve</text:span><text:span text:style-name="T11"> mevcut teknolojilerin sınırları </text:span><text:span text:style-name="T45">ele al</text:span><text:span text:style-name="T46">ın</text:span><text:span text:style-name="T45">maktadır. </text:span></text:p>
      <text:p text:style-name="P6"><text:span text:style-name="T47"/></text:p>
      <text:p text:style-name="P13"><text:span text:style-name="T12">U</text:span><text:span text:style-name="T14">ygulama izin kombinasyonlarının, risk değerlendirilmesinde izinlerin tek tek hesaplanmasından daha farklı ele alınması gerektiğini düşünen Song vd. (2021) </text:span><text:reference-mark-start text:name="ZOTERO_ITEM CSL_CITATION {&quot;citationID&quot;:&quot;evFzcixH&quot;,&quot;properties&quot;:{&quot;formattedCitation&quot;:&quot;[12]&quot;,&quot;plainCitation&quot;:&quot;[12]&quot;,&quot;noteIndex&quot;:0},&quot;citationItems&quot;:[{&quot;id&quot;:58,&quot;uris&quot;:[&quot;http://zotero.org/users/18593329/items/AR8DBFB8&quot;],&quot;itemData&quot;:{&quot;id&quot;:58,&quot;type&quot;:&quot;article-journal&quot;,&quot;abstract&quot;:&quot;Since a growing number of malicious applications attempt to steal users’ private data by illegally invoking permissions, application stores have carried out many malware detection methods based on application permissions. However, most of them ignore specific permission combinations and application categories that affect the detection accuracy. The features they extracted are neither representative enough to distinguish benign and malicious applications. For these problems, an Android malware detection method based on permission sensitivity is proposed. First, for each kind of application categories, the permission features and permission combination features are extracted. The sensitive permission feature set corresponding to each category label is then obtained by the feature selection method based on permission sensitivity. In the following step, the permission call situation of the application to be detected is compared with the sensitive permission feature set, and the weight allocation method is used to quantify this information into numerical features. In the proposed method of malicious application detection, three machine-learning algorithms are selected to construct the classifier model and optimize the parameters. Compared with traditional methods, the proposed method consumed 60.94% less time while still achieving high accuracy of up to 92.17%.&quot;,&quot;container-title&quot;:&quot;Security and Communication Networks&quot;,&quot;DOI&quot;:&quot;10.1155/2021/6689486&quot;,&quot;ISSN&quot;:&quot;1939-0122&quot;,&quot;issue&quot;:&quot;1&quot;,&quot;language&quot;:&quot;en&quot;,&quot;license&quot;:&quot;Copyright © 2021 Yubo Song et al.&quot;,&quot;note&quot;:&quot;_eprint: https://onlinelibrary.wiley.com/doi/pdf/10.1155/2021/6689486&quot;,&quot;page&quot;:&quot;6689486&quot;,&quot;source&quot;:&quot;Wiley Online Library&quot;,&quot;title&quot;:&quot;Permission Sensitivity-Based Malicious Application Detection for Android&quot;,&quot;volume&quot;:&quot;2021&quot;,&quot;author&quot;:[{&quot;family&quot;:&quot;Song&quot;,&quot;given&quot;:&quot;Yubo&quot;},{&quot;family&quot;:&quot;Geng&quot;,&quot;given&quot;:&quot;Yijin&quot;},{&quot;family&quot;:&quot;Wang&quot;,&quot;given&quot;:&quot;Junbo&quot;},{&quot;family&quot;:&quot;Gao&quot;,&quot;given&quot;:&quot;Shang&quot;},{&quot;family&quot;:&quot;Shi&quot;,&quot;given&quot;:&quot;Wei&quot;}],&quot;issued&quot;:{&quot;date-parts&quot;:[[&quot;2021&quot;]]}}}],&quot;schema&quot;:&quot;https://github.com/citation-style-language/schema/raw/master/csl-citation.json&quot;} RNDbY5PU40hys"/><text:span text:style-name="T14">[12]</text:span><text:reference-mark-end text:name="ZOTERO_ITEM CSL_CITATION {&quot;citationID&quot;:&quot;evFzcixH&quot;,&quot;properties&quot;:{&quot;formattedCitation&quot;:&quot;[12]&quot;,&quot;plainCitation&quot;:&quot;[12]&quot;,&quot;noteIndex&quot;:0},&quot;citationItems&quot;:[{&quot;id&quot;:58,&quot;uris&quot;:[&quot;http://zotero.org/users/18593329/items/AR8DBFB8&quot;],&quot;itemData&quot;:{&quot;id&quot;:58,&quot;type&quot;:&quot;article-journal&quot;,&quot;abstract&quot;:&quot;Since a growing number of malicious applications attempt to steal users’ private data by illegally invoking permissions, application stores have carried out many malware detection methods based on application permissions. However, most of them ignore specific permission combinations and application categories that affect the detection accuracy. The features they extracted are neither representative enough to distinguish benign and malicious applications. For these problems, an Android malware detection method based on permission sensitivity is proposed. First, for each kind of application categories, the permission features and permission combination features are extracted. The sensitive permission feature set corresponding to each category label is then obtained by the feature selection method based on permission sensitivity. In the following step, the permission call situation of the application to be detected is compared with the sensitive permission feature set, and the weight allocation method is used to quantify this information into numerical features. In the proposed method of malicious application detection, three machine-learning algorithms are selected to construct the classifier model and optimize the parameters. Compared with traditional methods, the proposed method consumed 60.94% less time while still achieving high accuracy of up to 92.17%.&quot;,&quot;container-title&quot;:&quot;Security and Communication Networks&quot;,&quot;DOI&quot;:&quot;10.1155/2021/6689486&quot;,&quot;ISSN&quot;:&quot;1939-0122&quot;,&quot;issue&quot;:&quot;1&quot;,&quot;language&quot;:&quot;en&quot;,&quot;license&quot;:&quot;Copyright © 2021 Yubo Song et al.&quot;,&quot;note&quot;:&quot;_eprint: https://onlinelibrary.wiley.com/doi/pdf/10.1155/2021/6689486&quot;,&quot;page&quot;:&quot;6689486&quot;,&quot;source&quot;:&quot;Wiley Online Library&quot;,&quot;title&quot;:&quot;Permission Sensitivity-Based Malicious Application Detection for Android&quot;,&quot;volume&quot;:&quot;2021&quot;,&quot;author&quot;:[{&quot;family&quot;:&quot;Song&quot;,&quot;given&quot;:&quot;Yubo&quot;},{&quot;family&quot;:&quot;Geng&quot;,&quot;given&quot;:&quot;Yijin&quot;},{&quot;family&quot;:&quot;Wang&quot;,&quot;given&quot;:&quot;Junbo&quot;},{&quot;family&quot;:&quot;Gao&quot;,&quot;given&quot;:&quot;Shang&quot;},{&quot;family&quot;:&quot;Shi&quot;,&quot;given&quot;:&quot;Wei&quot;}],&quot;issued&quot;:{&quot;date-parts&quot;:[[&quot;2021&quot;]]}}}],&quot;schema&quot;:&quot;https://github.com/citation-style-language/schema/raw/master/csl-citation.json&quot;} RNDbY5PU40hys"/><text:span text:style-name="T14">, </text:span><text:span text:style-name="T45">ayrıca <text:s/></text:span><text:span text:style-name="T14">bir iznin (örneğin rehber erişimi) bir sosyal medya uygulamasında meşru iken bir fotoğraf uygulamasında şüpheli olduğunu savunur. </text:span><text:span text:style-name="T45">Çalışmada izinlerin g</text:span><text:span text:style-name="T14">eleneksel yöntemlerdeki</text:span><text:span text:style-name="T45"> riskli/risksiz olarak kategorilendirilmesi </text:span><text:span text:style-name="T14">mantığı yerine, hassasiyet</text:span><text:span text:style-name="T45">leri</text:span><text:span text:style-name="T14">ne göre ağırlıklandırıldığı bir sistem önerilmiştir. 3.400 zararlı ve </text:span><text:soft-page-break/><text:span text:style-name="T14">4.500 </text:span><text:span text:style-name="T45">zararsız</text:span><text:span text:style-name="T14"> uygulama üzerinde yapılan testlerde Random Forest sınıflandırıcısı ile %92,17 doğruluk oranına ulaşılmıştır.</text:span></text:p>
      <text:p text:style-name="Standard"><text:span text:style-name="T14"/></text:p>
      <text:p text:style-name="P14"><text:span text:style-name="T11">N</text:span><text:span text:style-name="T13">guyen vd. (2024)’</text:span><text:span text:style-name="T49">nin</text:span><text:span text:style-name="T13"> </text:span><text:reference-mark-start text:name="ZOTERO_ITEM CSL_CITATION {&quot;citationID&quot;:&quot;l9RloYW2&quot;,&quot;properties&quot;:{&quot;formattedCitation&quot;:&quot;[13]&quot;,&quot;plainCitation&quot;:&quot;[13]&quot;,&quot;noteIndex&quot;:0},&quot;citationItems&quot;:[{&quot;id&quot;:32,&quot;uris&quot;:[&quot;http://zotero.org/users/18593329/items/AA2RA6RV&quot;],&quot;itemData&quot;:{&quot;id&quot;:32,&quot;type&quot;:&quot;article-journal&quot;,&quot;container-title&quot;:&quot;Computers &amp; Security&quot;,&quot;DOI&quot;:&quot;10.1016/j.cose.2024.103814&quot;,&quot;ISSN&quot;:&quot;01674048&quot;,&quot;journalAbbreviation&quot;:&quot;Computers &amp; Security&quot;,&quot;language&quot;:&quot;en&quot;,&quot;page&quot;:&quot;103814&quot;,&quot;source&quot;:&quot;DOI.org (Crossref)&quot;,&quot;title&quot;:&quot;XLMR4MD: New Vietnamese dataset and framework for detecting the consistency of description and permission in Android applications using large language models&quot;,&quot;title-short&quot;:&quot;XLMR4MD&quot;,&quot;volume&quot;:&quot;140&quot;,&quot;author&quot;:[{&quot;family&quot;:&quot;Nguyen&quot;,&quot;given&quot;:&quot;Qui Ngoc&quot;},{&quot;family&quot;:&quot;Cam&quot;,&quot;given&quot;:&quot;Nguyen Tan&quot;},{&quot;family&quot;:&quot;Van Nguyen&quot;,&quot;given&quot;:&quot;Kiet&quot;}],&quot;issued&quot;:{&quot;date-parts&quot;:[[&quot;2024&quot;,5]]}}}],&quot;schema&quot;:&quot;https://github.com/citation-style-language/schema/raw/master/csl-citation.json&quot;} RNDU5O4EnKKfE"/><text:span text:style-name="T13">[13]</text:span><text:reference-mark-end text:name="ZOTERO_ITEM CSL_CITATION {&quot;citationID&quot;:&quot;l9RloYW2&quot;,&quot;properties&quot;:{&quot;formattedCitation&quot;:&quot;[13]&quot;,&quot;plainCitation&quot;:&quot;[13]&quot;,&quot;noteIndex&quot;:0},&quot;citationItems&quot;:[{&quot;id&quot;:32,&quot;uris&quot;:[&quot;http://zotero.org/users/18593329/items/AA2RA6RV&quot;],&quot;itemData&quot;:{&quot;id&quot;:32,&quot;type&quot;:&quot;article-journal&quot;,&quot;container-title&quot;:&quot;Computers &amp; Security&quot;,&quot;DOI&quot;:&quot;10.1016/j.cose.2024.103814&quot;,&quot;ISSN&quot;:&quot;01674048&quot;,&quot;journalAbbreviation&quot;:&quot;Computers &amp; Security&quot;,&quot;language&quot;:&quot;en&quot;,&quot;page&quot;:&quot;103814&quot;,&quot;source&quot;:&quot;DOI.org (Crossref)&quot;,&quot;title&quot;:&quot;XLMR4MD: New Vietnamese dataset and framework for detecting the consistency of description and permission in Android applications using large language models&quot;,&quot;title-short&quot;:&quot;XLMR4MD&quot;,&quot;volume&quot;:&quot;140&quot;,&quot;author&quot;:[{&quot;family&quot;:&quot;Nguyen&quot;,&quot;given&quot;:&quot;Qui Ngoc&quot;},{&quot;family&quot;:&quot;Cam&quot;,&quot;given&quot;:&quot;Nguyen Tan&quot;},{&quot;family&quot;:&quot;Van Nguyen&quot;,&quot;given&quot;:&quot;Kiet&quot;}],&quot;issued&quot;:{&quot;date-parts&quot;:[[&quot;2024&quot;,5]]}}}],&quot;schema&quot;:&quot;https://github.com/citation-style-language/schema/raw/master/csl-citation.json&quot;} RNDU5O4EnKKfE"/><text:span text:style-name="T70"> </text:span><text:span text:style-name="T74">Computers &amp; Security dergisinde yayımlanan </text:span><text:span text:style-name="T73">makalelerinde, literatürdeki izin tabanlı zararlı yazılım tespiti çalışmalarının </text:span><text:span text:style-name="T74">genellikle İngilizce manifestler kullanılarak yapıldığını </text:span><text:span text:style-name="T73">ve</text:span><text:span text:style-name="T74"> diğer dillerde</text:span><text:span text:style-name="T73">ki </text:span><text:span text:style-name="T74">manifestlerle yapılan çalışmaların sınırlı olduğunu </text:span><text:span text:style-name="T73">belirtmiştir. </text:span><text:span text:style-name="T74"><text:s/></text:span><text:span text:style-name="T73">Ç</text:span><text:span text:style-name="T74">alışma</text:span><text:span text:style-name="T73">da</text:span><text:span text:style-name="T74">, Android uygulamalarının</text:span><text:span text:style-name="T73"> Vietnamca manifestleri</text:span><text:span text:style-name="T74"> ile talep ettikleri izinler arasın</text:span><text:span text:style-name="T12">daki tutarsızlıkları </text:span><text:span text:style-name="T48">LLM (large language model [büyük dil modelleri])</text:span><text:span text:style-name="T12"> kullanarak tespit eden yenilikçi bir çerçeve sun</text:span><text:span text:style-name="T48">ul</text:span><text:span text:style-name="T12">maktadır.</text:span><text:span text:style-name="T48"> Uygulama mağazalarındaki (Google Play vb.) uygulamaların açıklamaları ile gerçekte sahip oldukları izinler arasındaki farkları bularak, kullanıcıların "aşırı yetkilendirilmiş" (over-privileged) uygulamalardan korunması amaçlanmıştadır. Model cümle başına 0,0085 saniye gibi çok düşük bir sürede ve uygulama risklerini %84,04 F1-skoru ile tahmin etmektedir.</text:span></text:p>
      <text:p text:style-name="P15"><text:s/></text:p>
      <text:p text:style-name="P26"><text:span text:style-name="T15">Yang vd. (2022) </text:span><text:reference-mark-start text:name="ZOTERO_ITEM CSL_CITATION {&quot;citationID&quot;:&quot;QVVTSmYQ&quot;,&quot;properties&quot;:{&quot;formattedCitation&quot;:&quot;[14]&quot;,&quot;plainCitation&quot;:&quot;[14]&quot;,&quot;noteIndex&quot;:0},&quot;citationItems&quot;:[{&quot;id&quot;:61,&quot;uris&quot;:[&quot;http://zotero.org/users/18593329/items/94UNGJXC&quot;],&quot;itemData&quot;:{&quot;id&quot;:61,&quot;type&quot;:&quot;article-journal&quot;,&quot;abstract&quot;:&quot;The dynamic code loading mechanism of the Android system allows an application to load executable files externally at runtime. This mechanism makes the development of applications more convenient, but it also brings security issues. Applications that hide malicious behavior in the external file by dynamic code loading are becoming a new challenge for Android malware detection. To overcome this challenge, based on dynamic code loading mechanisms, three types of threat models, i.e. Model I, Model II, and Model III are defined. For the Model I type malware, its malicious behavior occurs in DexCode, so the application programming interface (API) classes were used to characterize the behavior of the DexCode file. For the Model II type and Model III type malwares whose malicious behaviors occur in an external file, the permission complement is defined to characterize the behaviors of the external file. Based on permission complement and API calls, an Android malicious application detection method is proposed, of which feature sets are constructed by improving a feature selection method. Five datasets containing 15,581 samples are used to evaluate the performance of the proposed method. The experimental results show that our detection method achieves accuracy of 99.885% on general dataset, and performes the best on all evaluation metrics on all datasets in all comparison methods.&quot;,&quot;container-title&quot;:&quot;Chinese Journal of Electronics&quot;,&quot;DOI&quot;:&quot;10.1049/cje.2020.00.217&quot;,&quot;ISSN&quot;:&quot;2075-5597&quot;,&quot;issue&quot;:&quot;4&quot;,&quot;language&quot;:&quot;en&quot;,&quot;license&quot;:&quot;© 2022 Chinese Institute of Electronics&quot;,&quot;note&quot;:&quot;_eprint: https://ietresearch.onlinelibrary.wiley.com/doi/pdf/10.1049/cje.2020.00.217&quot;,&quot;page&quot;:&quot;773-785&quot;,&quot;source&quot;:&quot;Wiley Online Library&quot;,&quot;title&quot;:&quot;Android Malware Detection Method Based on Permission Complement and API Calls&quot;,&quot;volume&quot;:&quot;31&quot;,&quot;author&quot;:[{&quot;family&quot;:&quot;Yang&quot;,&quot;given&quot;:&quot;Jiyun&quot;},{&quot;family&quot;:&quot;Tang&quot;,&quot;given&quot;:&quot;Jiang&quot;},{&quot;family&quot;:&quot;Yan&quot;,&quot;given&quot;:&quot;Ran&quot;},{&quot;family&quot;:&quot;Xiang&quot;,&quot;given&quot;:&quot;Tao&quot;}],&quot;issued&quot;:{&quot;date-parts&quot;:[[&quot;2022&quot;]]}}}],&quot;schema&quot;:&quot;https://github.com/citation-style-language/schema/raw/master/csl-citation.json&quot;} RND1xgcJ4ieKC"/><text:span text:style-name="T12">[14]</text:span><text:reference-mark-end text:name="ZOTERO_ITEM CSL_CITATION {&quot;citationID&quot;:&quot;QVVTSmYQ&quot;,&quot;properties&quot;:{&quot;formattedCitation&quot;:&quot;[14]&quot;,&quot;plainCitation&quot;:&quot;[14]&quot;,&quot;noteIndex&quot;:0},&quot;citationItems&quot;:[{&quot;id&quot;:61,&quot;uris&quot;:[&quot;http://zotero.org/users/18593329/items/94UNGJXC&quot;],&quot;itemData&quot;:{&quot;id&quot;:61,&quot;type&quot;:&quot;article-journal&quot;,&quot;abstract&quot;:&quot;The dynamic code loading mechanism of the Android system allows an application to load executable files externally at runtime. This mechanism makes the development of applications more convenient, but it also brings security issues. Applications that hide malicious behavior in the external file by dynamic code loading are becoming a new challenge for Android malware detection. To overcome this challenge, based on dynamic code loading mechanisms, three types of threat models, i.e. Model I, Model II, and Model III are defined. For the Model I type malware, its malicious behavior occurs in DexCode, so the application programming interface (API) classes were used to characterize the behavior of the DexCode file. For the Model II type and Model III type malwares whose malicious behaviors occur in an external file, the permission complement is defined to characterize the behaviors of the external file. Based on permission complement and API calls, an Android malicious application detection method is proposed, of which feature sets are constructed by improving a feature selection method. Five datasets containing 15,581 samples are used to evaluate the performance of the proposed method. The experimental results show that our detection method achieves accuracy of 99.885% on general dataset, and performes the best on all evaluation metrics on all datasets in all comparison methods.&quot;,&quot;container-title&quot;:&quot;Chinese Journal of Electronics&quot;,&quot;DOI&quot;:&quot;10.1049/cje.2020.00.217&quot;,&quot;ISSN&quot;:&quot;2075-5597&quot;,&quot;issue&quot;:&quot;4&quot;,&quot;language&quot;:&quot;en&quot;,&quot;license&quot;:&quot;© 2022 Chinese Institute of Electronics&quot;,&quot;note&quot;:&quot;_eprint: https://ietresearch.onlinelibrary.wiley.com/doi/pdf/10.1049/cje.2020.00.217&quot;,&quot;page&quot;:&quot;773-785&quot;,&quot;source&quot;:&quot;Wiley Online Library&quot;,&quot;title&quot;:&quot;Android Malware Detection Method Based on Permission Complement and API Calls&quot;,&quot;volume&quot;:&quot;31&quot;,&quot;author&quot;:[{&quot;family&quot;:&quot;Yang&quot;,&quot;given&quot;:&quot;Jiyun&quot;},{&quot;family&quot;:&quot;Tang&quot;,&quot;given&quot;:&quot;Jiang&quot;},{&quot;family&quot;:&quot;Yan&quot;,&quot;given&quot;:&quot;Ran&quot;},{&quot;family&quot;:&quot;Xiang&quot;,&quot;given&quot;:&quot;Tao&quot;}],&quot;issued&quot;:{&quot;date-parts&quot;:[[&quot;2022&quot;]]}}}],&quot;schema&quot;:&quot;https://github.com/citation-style-language/schema/raw/master/csl-citation.json&quot;} RND1xgcJ4ieKC"/><text:span text:style-name="T15"> Chinese Journal of Electronics dergisinde yayımlanan çalış</text:span><text:span text:style-name="T49">larında</text:span><text:span text:style-name="T15">, </text:span><text:span text:style-name="T49">Android dünyasındaki en zorlu tehditlerden biri olan "Dinamik Kod Yükleme" (Dynamic Code Loading - DCL) yoluyla gizlenen zararlı yazılımları tespit etmek için "İzin Tamamlayıcısı" (Permission Complement) ve API Çağrıları üzerine kurulu yeni bir metodoloji sunmaktadır. Z</text:span><text:span text:style-name="T12">ararlı yazılımların çevrimdışı güvenlik kontrollerinden kaçmak için kullandığı </text:span><text:span text:style-name="T49">bir yöntem olan D</text:span><text:span text:style-name="T12">inamik kod yükleme,</text:span><text:span text:style-name="T49"> </text:span><text:span text:style-name="T12">ana kod dosyalarında (DexCode) hiçbir şüpheli işlem </text:span><text:span text:style-name="T49">göstermeyip</text:span><text:span text:style-name="T12"> çalışma zamanında </text:span><text:span text:style-name="T49">(run-time)</text:span><text:span text:style-name="T12"> internetten indir</text:span><text:span text:style-name="T49">ilen</text:span><text:span text:style-name="T12"> </text:span><text:span text:style-name="T49">harici</text:span><text:span text:style-name="T12"> dosyalar aracılığıyla zararlı faaliyet yürüt</text:span><text:span text:style-name="T49">ül</text:span><text:span text:style-name="T12">ebilme</text:span><text:span text:style-name="T49">sine imkân verir. Uygulamaların ana kodunda (DexCode) kullandığı izinlerden fazlasını talep etmesinin sebebinin, dinamik olarak yüklenecek</text:span><text:span text:style-name="T51"> harici bir dosyada</text:span><text:span text:style-name="T49"> bu fazlalık izinlerin kullanılacağı anlamına geldiğini belirtmiş ve bu fazlalık izinleri kullanacak olan zararlı kodu izin tamamlayıcısı olarak tanımlamıştır.</text:span></text:p>
      <text:p text:style-name="P17"><text:span text:style-name="T15"/></text:p>
      <text:p text:style-name="P19"><text:span text:style-name="T12">Android mobil uygulamaların</text:span><text:span text:style-name="T53">ın</text:span><text:span text:style-name="T12"> topladığı hassas verilerin GDPR’a uygun şekilde beyan edilip edilmediğini değerlendirmek için otomatik bir sistem geliştirmeyi amaçla</text:span><text:span text:style-name="T53">yan </text:span><text:span text:style-name="T16">McConkey ve Olukoya (2024) </text:span><text:reference-mark-start text:name="ZOTERO_ITEM CSL_CITATION {&quot;citationID&quot;:&quot;8jxJoQhP&quot;,&quot;properties&quot;:{&quot;formattedCitation&quot;:&quot;[15]&quot;,&quot;plainCitation&quot;:&quot;[15]&quot;,&quot;noteIndex&quot;:0},&quot;citationItems&quot;:[{&quot;id&quot;:64,&quot;uris&quot;:[&quot;http://zotero.org/users/18593329/items/4SN5BU84&quot;],&quot;itemData&quot;:{&quot;id&quot;:64,&quot;type&quot;:&quot;article-journal&quot;,&quot;abstract&quot;:&quot;Data and privacy laws, such as the GDPR, require mobile apps that collect and process the personal data of their citizens to have a legally-compliant policy. Since these mobile apps are hosted on app distribution platforms such as Google Play Store and App Store, the app publishers also require the app developers who wish to submit a new app or make changes to an existing app to be transparent about their app privacy practices regarding handling sensitive user data that requires sensitive permissions such as calendar, camera, microphone. To verify compliance with privacy regulators and app distribution platforms, the app privacy policies and permissions are investigated for consistency. However, little has been done to investigate GDPR completeness checking within the Android permission ecosystem. In this paper, we investigate the design and runtime approaches towards completeness checking of sensitive (‘dangerous’) Android permission policy declarations against GDPR. In this paper, we investigate the design and runtime approaches towards completeness checking of dangerous Android permission policy declarations against GDPR. Leveraging the MPP-270 annotated corpus that describes permission declarations in application privacy policies, six natural language processing and language modelling algorithms are developed to measure permission completeness during runtime while a proof of concept Class Unified Modeling Language Diagram (UML) tool is developed to generate GDPR-compliant permission policy declarations using UML diagrams during design time. This paper makes a significant contribution to the identification of appropriate permission policy declaration methodologies that a developer can use to target particular GDPR laws, increasing GDPR compliance by 12% in cases during runtime using BERT word embedding, measuring GDPR compliance in permission policy sentences, and a UML-driven tool to generate compliant permission declarations.&quot;,&quot;container-title&quot;:&quot;IEEE Access&quot;,&quot;DOI&quot;:&quot;10.1109/ACCESS.2023.3347194&quot;,&quot;ISSN&quot;:&quot;2169-3536&quot;,&quot;page&quot;:&quot;1-22&quot;,&quot;source&quot;:&quot;IEEE Xplore&quot;,&quot;title&quot;:&quot;Runtime and Design Time Completeness Checking of Dangerous Android App Permissions Against GDPR&quot;,&quot;volume&quot;:&quot;12&quot;,&quot;author&quot;:[{&quot;family&quot;:&quot;Mcconkey&quot;,&quot;given&quot;:&quot;Ryan&quot;},{&quot;family&quot;:&quot;Olukoya&quot;,&quot;given&quot;:&quot;Oluwafemi&quot;}],&quot;issued&quot;:{&quot;date-parts&quot;:[[&quot;2024&quot;]]}}}],&quot;schema&quot;:&quot;https://github.com/citation-style-language/schema/raw/master/csl-citation.json&quot;} RNDBDCzTfDfk9"/><text:span text:style-name="T16">[15]</text:span><text:reference-mark-end text:name="ZOTERO_ITEM CSL_CITATION {&quot;citationID&quot;:&quot;8jxJoQhP&quot;,&quot;properties&quot;:{&quot;formattedCitation&quot;:&quot;[15]&quot;,&quot;plainCitation&quot;:&quot;[15]&quot;,&quot;noteIndex&quot;:0},&quot;citationItems&quot;:[{&quot;id&quot;:64,&quot;uris&quot;:[&quot;http://zotero.org/users/18593329/items/4SN5BU84&quot;],&quot;itemData&quot;:{&quot;id&quot;:64,&quot;type&quot;:&quot;article-journal&quot;,&quot;abstract&quot;:&quot;Data and privacy laws, such as the GDPR, require mobile apps that collect and process the personal data of their citizens to have a legally-compliant policy. Since these mobile apps are hosted on app distribution platforms such as Google Play Store and App Store, the app publishers also require the app developers who wish to submit a new app or make changes to an existing app to be transparent about their app privacy practices regarding handling sensitive user data that requires sensitive permissions such as calendar, camera, microphone. To verify compliance with privacy regulators and app distribution platforms, the app privacy policies and permissions are investigated for consistency. However, little has been done to investigate GDPR completeness checking within the Android permission ecosystem. In this paper, we investigate the design and runtime approaches towards completeness checking of sensitive (‘dangerous’) Android permission policy declarations against GDPR. In this paper, we investigate the design and runtime approaches towards completeness checking of dangerous Android permission policy declarations against GDPR. Leveraging the MPP-270 annotated corpus that describes permission declarations in application privacy policies, six natural language processing and language modelling algorithms are developed to measure permission completeness during runtime while a proof of concept Class Unified Modeling Language Diagram (UML) tool is developed to generate GDPR-compliant permission policy declarations using UML diagrams during design time. This paper makes a significant contribution to the identification of appropriate permission policy declaration methodologies that a developer can use to target particular GDPR laws, increasing GDPR compliance by 12% in cases during runtime using BERT word embedding, measuring GDPR compliance in permission policy sentences, and a UML-driven tool to generate compliant permission declarations.&quot;,&quot;container-title&quot;:&quot;IEEE Access&quot;,&quot;DOI&quot;:&quot;10.1109/ACCESS.2023.3347194&quot;,&quot;ISSN&quot;:&quot;2169-3536&quot;,&quot;page&quot;:&quot;1-22&quot;,&quot;source&quot;:&quot;IEEE Xplore&quot;,&quot;title&quot;:&quot;Runtime and Design Time Completeness Checking of Dangerous Android App Permissions Against GDPR&quot;,&quot;volume&quot;:&quot;12&quot;,&quot;author&quot;:[{&quot;family&quot;:&quot;Mcconkey&quot;,&quot;given&quot;:&quot;Ryan&quot;},{&quot;family&quot;:&quot;Olukoya&quot;,&quot;given&quot;:&quot;Oluwafemi&quot;}],&quot;issued&quot;:{&quot;date-parts&quot;:[[&quot;2024&quot;]]}}}],&quot;schema&quot;:&quot;https://github.com/citation-style-language/schema/raw/master/csl-citation.json&quot;} RNDBDCzTfDfk9"/><text:span text:style-name="T16">, MPP-270 veri seti</text:span><text:span text:style-name="T53">ni</text:span><text:span text:style-name="T16"> kullanılarak, uygulamaların gizlilik politikalarındaki (privacy policy) cümleler ile GDPR maddeleri arasındaki benzerlik</text:span><text:span text:style-name="T53">leri</text:span><text:span text:style-name="T16"> </text:span><text:span text:style-name="T53">analiz etmiştir. </text:span><text:span text:style-name="T16">6 farklı Doğal Dil İşleme (NLP) algoritması</text:span><text:span text:style-name="T53">nın</text:span><text:span text:style-name="T16"> (BERT, SBERT, USE, GloVe, N-Grams, VSM) karşılaştır</text:span><text:span text:style-name="T53">ıldığı</text:span><text:span text:style-name="T16"> </text:span><text:span text:style-name="T53">çalışmada, </text:span><text:span text:style-name="T16">Google'ın "tehlikeli" olarak sınıflandırdığı izinlerin, GDPR'ın hangi maddelerine karşılık geldiği sistematik olarak haritalandırılmış, BERT </text:span><text:span text:style-name="T53">modelinin</text:span><text:span text:style-name="T16">, GDPR uyumluluğunu ölçmede diğer yöntemlere göre %12 daha yüksek başarı sağla</text:span><text:span text:style-name="T53">dığı sonucuna ulaşılmıştır.</text:span></text:p>
      <text:p text:style-name="P7"><text:span text:style-name="T12"/></text:p>
      <text:p text:style-name="P20"><text:span text:style-name="T12">Arif ve arkadaşları (2021) </text:span><text:reference-mark-start text:name="ZOTERO_ITEM CSL_CITATION {&quot;citationID&quot;:&quot;sQzI0cjO&quot;,&quot;properties&quot;:{&quot;formattedCitation&quot;:&quot;[16]&quot;,&quot;plainCitation&quot;:&quot;[16]&quot;,&quot;noteIndex&quot;:0},&quot;citationItems&quot;:[{&quot;id&quot;:66,&quot;uris&quot;:[&quot;http://zotero.org/users/18593329/items/GF5YLYHI&quot;],&quot;itemData&quot;:{&quot;id&quot;:66,&quot;type&quot;:&quot;article-journal&quot;,&quot;abstract&quot;:&quot;The evolution of malware is causing mobile devices to crash with increasing frequency. Therefore, adequate security evaluations that detect Android malware are crucial. Two techniques can be used in this regard: Static analysis, which meticulously examines the full codes of applications, and dynamic analysis, which monitors malware behaviour. While both perform security evaluations successfully, there is still room for improvement. The goal of this research is to examine the effectiveness of static analysis to detect Android malware by using permission-based features. This study proposes machine learning with different sets of classifiers was used to evaluate Android malware detection. The feature selection method in this study was applied to determine which features were most capable of distinguishing malware. A total of 5,000 Drebin malware samples and 5,000 Androzoo benign samples were utilised. The performances of the different sets of classifiers were then compared. The results indicated that with a TPR value of 91.6%, the Random Forest algorithm achieved the highest level of accuracy in malware detection.&quot;,&quot;container-title&quot;:&quot;PLOS ONE&quot;,&quot;DOI&quot;:&quot;10.1371/journal.pone.0257968&quot;,&quot;ISSN&quot;:&quot;1932-6203&quot;,&quot;issue&quot;:&quot;9&quot;,&quot;journalAbbreviation&quot;:&quot;PLOS ONE&quot;,&quot;language&quot;:&quot;en&quot;,&quot;page&quot;:&quot;e0257968&quot;,&quot;publisher&quot;:&quot;Public Library of Science&quot;,&quot;source&quot;:&quot;PLoS Journals&quot;,&quot;title&quot;:&quot;A static analysis approach for Android permission-based malware detection systems&quot;,&quot;volume&quot;:&quot;16&quot;,&quot;author&quot;:[{&quot;family&quot;:&quot;Arif&quot;,&quot;given&quot;:&quot;Juliza Mohamad&quot;},{&quot;family&quot;:&quot;Razak&quot;,&quot;given&quot;:&quot;Mohd Faizal Ab&quot;},{&quot;family&quot;:&quot;Awang&quot;,&quot;given&quot;:&quot;Suryanti&quot;},{&quot;family&quot;:&quot;Mat&quot;,&quot;given&quot;:&quot;Sharfah Ratibah Tuan&quot;},{&quot;family&quot;:&quot;Ismail&quot;,&quot;given&quot;:&quot;Nor Syahidatul Nadiah&quot;},{&quot;family&quot;:&quot;Firdaus&quot;,&quot;given&quot;:&quot;Ahmad&quot;}],&quot;issued&quot;:{&quot;date-parts&quot;:[[&quot;2021&quot;,9,30]]}}}],&quot;schema&quot;:&quot;https://github.com/citation-style-language/schema/raw/master/csl-citation.json&quot;} RNDrS945KgL05"/><text:span text:style-name="T12">[16]</text:span><text:reference-mark-end text:name="ZOTERO_ITEM CSL_CITATION {&quot;citationID&quot;:&quot;sQzI0cjO&quot;,&quot;properties&quot;:{&quot;formattedCitation&quot;:&quot;[16]&quot;,&quot;plainCitation&quot;:&quot;[16]&quot;,&quot;noteIndex&quot;:0},&quot;citationItems&quot;:[{&quot;id&quot;:66,&quot;uris&quot;:[&quot;http://zotero.org/users/18593329/items/GF5YLYHI&quot;],&quot;itemData&quot;:{&quot;id&quot;:66,&quot;type&quot;:&quot;article-journal&quot;,&quot;abstract&quot;:&quot;The evolution of malware is causing mobile devices to crash with increasing frequency. Therefore, adequate security evaluations that detect Android malware are crucial. Two techniques can be used in this regard: Static analysis, which meticulously examines the full codes of applications, and dynamic analysis, which monitors malware behaviour. While both perform security evaluations successfully, there is still room for improvement. The goal of this research is to examine the effectiveness of static analysis to detect Android malware by using permission-based features. This study proposes machine learning with different sets of classifiers was used to evaluate Android malware detection. The feature selection method in this study was applied to determine which features were most capable of distinguishing malware. A total of 5,000 Drebin malware samples and 5,000 Androzoo benign samples were utilised. The performances of the different sets of classifiers were then compared. The results indicated that with a TPR value of 91.6%, the Random Forest algorithm achieved the highest level of accuracy in malware detection.&quot;,&quot;container-title&quot;:&quot;PLOS ONE&quot;,&quot;DOI&quot;:&quot;10.1371/journal.pone.0257968&quot;,&quot;ISSN&quot;:&quot;1932-6203&quot;,&quot;issue&quot;:&quot;9&quot;,&quot;journalAbbreviation&quot;:&quot;PLOS ONE&quot;,&quot;language&quot;:&quot;en&quot;,&quot;page&quot;:&quot;e0257968&quot;,&quot;publisher&quot;:&quot;Public Library of Science&quot;,&quot;source&quot;:&quot;PLoS Journals&quot;,&quot;title&quot;:&quot;A static analysis approach for Android permission-based malware detection systems&quot;,&quot;volume&quot;:&quot;16&quot;,&quot;author&quot;:[{&quot;family&quot;:&quot;Arif&quot;,&quot;given&quot;:&quot;Juliza Mohamad&quot;},{&quot;family&quot;:&quot;Razak&quot;,&quot;given&quot;:&quot;Mohd Faizal Ab&quot;},{&quot;family&quot;:&quot;Awang&quot;,&quot;given&quot;:&quot;Suryanti&quot;},{&quot;family&quot;:&quot;Mat&quot;,&quot;given&quot;:&quot;Sharfah Ratibah Tuan&quot;},{&quot;family&quot;:&quot;Ismail&quot;,&quot;given&quot;:&quot;Nor Syahidatul Nadiah&quot;},{&quot;family&quot;:&quot;Firdaus&quot;,&quot;given&quot;:&quot;Ahmad&quot;}],&quot;issued&quot;:{&quot;date-parts&quot;:[[&quot;2021&quot;,9,30]]}}}],&quot;schema&quot;:&quot;https://github.com/citation-style-language/schema/raw/master/csl-citation.json&quot;} RNDrS945KgL05"/><text:span text:style-name="T12">, PLOS ONE dergisinde yayımlanan araştırma makale</text:span><text:span text:style-name="T54">ler</text:span><text:span text:style-name="T12">i</text:span><text:span text:style-name="T54">nde,</text:span><text:span text:style-name="T12"> Android ekosistemindeki zararlı yazılımların statik analiz ve makine öğrenmesi algoritmaları kullanılarak nasıl daha etkin tespit edilebileceğini incelemektedir. </text:span><text:span text:style-name="T54">Araştırmada </text:span><text:span text:style-name="T12">uygulamaların manifest dosyalarındaki izin yapıları </text:span><text:span text:style-name="T17">incele</text:span><text:span text:style-name="T54">n</text:span><text:span text:style-name="T17">erek</text:span><text:span text:style-name="T12"> kötü amaçlı yazılımlara özgü izin kalıpları belirle</text:span><text:span text:style-name="T54">n</text:span><text:span text:style-name="T12">miş ve bu kalıplar</text:span><text:span text:style-name="T54">ın</text:span><text:span text:style-name="T12"> makine öğrenimi tabanlı sınıflandırıcılara entegre edil</text:span><text:span text:style-name="T54">diğinde</text:span><text:span text:style-name="T12"> tespit performansı</text:span><text:span text:style-name="T54">nı</text:span><text:span text:style-name="T12"> anlamlı şekilde yüksel</text:span><text:span text:style-name="T54">diği</text:span><text:span text:style-name="T12"> göster</text:span><text:span text:style-name="T54">il</text:span><text:span text:style-name="T12">miştir. Zararlı yazılımların %99'unun INTERNET, %94'ünün READ_PHONE_STATE ve %72'sinin WRITE_EXTERNAL_STORAGE izni talep ettiği saptanmıştır. Deneysel sonuçlar, statik izin analizinin özellikle düşük kaynak tüketimiyle geniş ölçekli kötü amaçlı yazılım taramalarında etkili bir yöntem sunduğunu ortaya koymaktadır.</text:span></text:p>
      <text:p text:style-name="P20"><text:span text:style-name="T12"/></text:p>
      <text:p text:style-name="P22"><text:span text:style-name="T19">Horbyk </text:span><text:span text:style-name="T55">(2022)</text:span><text:span text:style-name="T20">, </text:span><text:span text:style-name="T19">Rusya-Ukrayna savaşı</text:span><text:span text:style-name="T20">nın farklı</text:span><text:span text:style-name="T19"> cephelerinde </text:span><text:span text:style-name="T20">görevli </text:span><text:span text:style-name="T19">on altı </text:span><text:span text:style-name="T20">Ukrayna </text:span><text:span text:style-name="T19">asker</text:span><text:span text:style-name="T20">iy</text:span><text:span text:style-name="T19">le yaptığı ayrıntılı mülakatından derlediği makale</text:span><text:span text:style-name="T20">sinde</text:span><text:span text:style-name="T19"> </text:span><text:reference-mark-start text:name="ZOTERO_ITEM CSL_CITATION {&quot;citationID&quot;:&quot;wypVQncl&quot;,&quot;properties&quot;:{&quot;formattedCitation&quot;:&quot;[17]&quot;,&quot;plainCitation&quot;:&quot;[17]&quot;,&quot;noteIndex&quot;:0},&quot;citationItems&quot;:[{&quot;id&quot;:22,&quot;uris&quot;:[&quot;http://zotero.org/users/18593329/items/XV2UINH3&quot;],&quot;itemData&quot;:{&quot;id&quot;:22,&quot;type&quot;:&quot;article-journal&quot;,&quot;DOI&quot;:&quot;https://doi.org/10.1057/s42984-022-00049-2&quot;,&quot;language&quot;:&quot;en&quot;,&quot;title&quot;:&quot;\&quot;The war phone”: mobile communication on the frontline in Eastern Ukraine&quot;,&quot;author&quot;:[{&quot;family&quot;:&quot;Horbyk&quot;,&quot;given&quot;:&quot;Roman&quot;}],&quot;issued&quot;:{&quot;date-parts&quot;:[[&quot;2022&quot;]]}}}],&quot;schema&quot;:&quot;https://github.com/citation-style-language/schema/raw/master/csl-citation.json&quot;} RNDQJoi5Tt9OA"/><text:span text:style-name="T19">[17]</text:span><text:reference-mark-end text:name="ZOTERO_ITEM CSL_CITATION {&quot;citationID&quot;:&quot;wypVQncl&quot;,&quot;properties&quot;:{&quot;formattedCitation&quot;:&quot;[17]&quot;,&quot;plainCitation&quot;:&quot;[17]&quot;,&quot;noteIndex&quot;:0},&quot;citationItems&quot;:[{&quot;id&quot;:22,&quot;uris&quot;:[&quot;http://zotero.org/users/18593329/items/XV2UINH3&quot;],&quot;itemData&quot;:{&quot;id&quot;:22,&quot;type&quot;:&quot;article-journal&quot;,&quot;DOI&quot;:&quot;https://doi.org/10.1057/s42984-022-00049-2&quot;,&quot;language&quot;:&quot;en&quot;,&quot;title&quot;:&quot;\&quot;The war phone”: mobile communication on the frontline in Eastern Ukraine&quot;,&quot;author&quot;:[{&quot;family&quot;:&quot;Horbyk&quot;,&quot;given&quot;:&quot;Roman&quot;}],&quot;issued&quot;:{&quot;date-parts&quot;:[[&quot;2022&quot;]]}}}],&quot;schema&quot;:&quot;https://github.com/citation-style-language/schema/raw/master/csl-citation.json&quot;} RNDQJoi5Tt9OA"/><text:span text:style-name="T19"> </text:span><text:span text:style-name="T20">askerlerin sivil hayatlarından uzak olarak geçirdikleri uzun süreli cephe görevlerinde kullandıkları cep telefonlarının faydalarını ve</text:span><text:span text:style-name="T19"> riskleri</text:span><text:span text:style-name="T20">ni</text:span><text:span text:style-name="T19"> </text:span><text:span text:style-name="T20">incelemiştir. </text:span><text:span text:style-name="T55">Cep</text:span><text:span text:style-name="T20"> telefonların</text:span><text:span text:style-name="T55">ın</text:span><text:span text:style-name="T20"> cephe hattında resmi olarak yasaklanmış olmalarına rağmen, neden vazgeçilmez olduklarını </text:span><text:span text:style-name="T55">üç</text:span><text:span text:style-name="T20"> ana başlıkta topla</text:span><text:span text:style-name="T55">mıştır. İlk sıraya a</text:span><text:span text:style-name="T20">skeri </text:span><text:span text:style-name="T55">a</text:span><text:span text:style-name="T20">ltyapı </text:span><text:span text:style-name="T55">b</text:span><text:span text:style-name="T20">oşluklarını </text:span><text:span text:style-name="T55">d</text:span><text:span text:style-name="T20">oldurma</text:span><text:span text:style-name="T55">yı koymuş,</text:span><text:span text:style-name="T20"> </text:span><text:span text:style-name="T55">e</text:span><text:span text:style-name="T20">ski veya yetersiz askeri ekipmanların yerine sivil cihazlar</text:span><text:span text:style-name="T55">ın</text:span><text:span text:style-name="T20"> ikame edil</text:span><text:span text:style-name="T55">diğini</text:span><text:span text:style-name="T20"> </text:span><text:span text:style-name="T55">t</text:span><text:span text:style-name="T20">elsiz eksikliğinde telefonlar</text:span><text:span text:style-name="T55">ın</text:span><text:span text:style-name="T20">, ana </text:span><text:span text:style-name="T55">muhabere cihazı olarak kullanıldığını belirtmiştir. İkinci olarak </text:span><text:soft-page-break/><text:span text:style-name="T55">telefonların topçu ateşi hedeflemesi (targeting), mayın tarlası haritalama ve dinleme (wiretapping) gibi doğrudan muharip görevlerde kullanıldığını son olarak da <text:s/>"Sıkıcı cephe hattı" psikolojisiyle başa çıkmak için dizi izleme, oyun oynama ve aileyle görüşme aracı olduğunu ifade etmiştir. </text:span><text:span text:style-name="T56">Zararlı noktalarınsa faydaları kadar elzem olduğunu, aktif telefon sinyalleri üzerinden konum tespiti yapılan birliklerin topçu ateşine maruz kaldığını, öldürülen askerlerin telefonlarından alınan bilgilerin düşman tarafından istihbarat amaçlı kulla</text:span><text:span text:style-name="T69">nı</text:span><text:span text:style-name="T57">ldığını, sahte baz istasyonları kuran Rus güçlerinin Ukraynalı askerlerin telefonlarına sızdığını ifade etmiştir.</text:span></text:p>
      <text:p text:style-name="P22"><text:span text:style-name="T56"/></text:p>
      <text:p text:style-name="P26">NATO tarafından Ekim 2024 tarihinde yayınlanan AJP-3.14 Allied Joint Doctrine for Force Protection <text:span text:style-name="T76">(</text:span><text:span text:style-name="T75">Birleşik Müşterek Kuvvet Koruma Doktrini</text:span>) <text:reference-mark-start text:name="ZOTERO_ITEM CSL_CITATION {&quot;citationID&quot;:&quot;JoOymadL&quot;,&quot;properties&quot;:{&quot;formattedCitation&quot;:&quot;[18]&quot;,&quot;plainCitation&quot;:&quot;[18]&quot;,&quot;noteIndex&quot;:0},&quot;citationItems&quot;:[{&quot;id&quot;:78,&quot;uris&quot;:[&quot;http://zotero.org/users/18593329/items/UACJFCBU&quot;],&quot;itemData&quot;:{&quot;id&quot;:78,&quot;type&quot;:&quot;standard&quot;,&quot;authority&quot;:&quot;NATO Standardization Office&quot;,&quot;language&quot;:&quot;en&quot;,&quot;number&quot;:&quot;AJP-3.14&quot;,&quot;source&quot;:&quot;Zotero&quot;,&quot;title&quot;:&quot;Allied joint doctrine for force protection&quot;,&quot;URL&quot;:&quot;https://assets.publishing.service.gov.uk/media/672c8d4f62831268b0b1a2be/AJP_3_14_Force_Protection_EdB_V1-O.pdf&quot;,&quot;author&quot;:[{&quot;family&quot;:&quot;NATO&quot;,&quot;given&quot;:&quot;&quot;}],&quot;issued&quot;:{&quot;date-parts&quot;:[[&quot;2024&quot;]]}}}],&quot;schema&quot;:&quot;https://github.com/citation-style-language/schema/raw/master/csl-citation.json&quot;} RNDKwL6QUm3Mb"/>[18]<text:reference-mark-end text:name="ZOTERO_ITEM CSL_CITATION {&quot;citationID&quot;:&quot;JoOymadL&quot;,&quot;properties&quot;:{&quot;formattedCitation&quot;:&quot;[18]&quot;,&quot;plainCitation&quot;:&quot;[18]&quot;,&quot;noteIndex&quot;:0},&quot;citationItems&quot;:[{&quot;id&quot;:78,&quot;uris&quot;:[&quot;http://zotero.org/users/18593329/items/UACJFCBU&quot;],&quot;itemData&quot;:{&quot;id&quot;:78,&quot;type&quot;:&quot;standard&quot;,&quot;authority&quot;:&quot;NATO Standardization Office&quot;,&quot;language&quot;:&quot;en&quot;,&quot;number&quot;:&quot;AJP-3.14&quot;,&quot;source&quot;:&quot;Zotero&quot;,&quot;title&quot;:&quot;Allied joint doctrine for force protection&quot;,&quot;URL&quot;:&quot;https://assets.publishing.service.gov.uk/media/672c8d4f62831268b0b1a2be/AJP_3_14_Force_Protection_EdB_V1-O.pdf&quot;,&quot;author&quot;:[{&quot;family&quot;:&quot;NATO&quot;,&quot;given&quot;:&quot;&quot;}],&quot;issued&quot;:{&quot;date-parts&quot;:[[&quot;2024&quot;]]}}}],&quot;schema&quot;:&quot;https://github.com/citation-style-language/schema/raw/master/csl-citation.json&quot;} RNDKwL6QUm3Mb"/>, ittifak kuvvetlerinin bekasını ve harekât etkinliğini korumayı amaçlayan en güncel doktrindir. <text:span text:style-name="T75">R</text:span>iskleri sıfırlama<text:span text:style-name="T75">nın</text:span> imkâns<text:span text:style-name="T75">ız olduğu harek</text:span>â<text:span text:style-name="T75">t ortamına dikkat çeken</text:span> doktrin, risklerin komutan tarafından kabul edilebilir seviyeye indirilmesine odaklanır. Doktrinin bu sürümünde, siber alan ve dijital ayak izi fiziksel koruma ile eşdeğer tutulmuş; <text:span text:style-name="T60">p</text:span><text:span text:style-name="T58">ersonelin kendisini, bilgisini ve </text:span><text:span text:style-name="T60">askeri birliğini</text:span><text:span text:style-name="T58"> koruması için gerekli araç ve bilgiyle donatılması </text:span><text:span text:style-name="T60">olarak tanımlanan </text:span><text:span text:style-name="T58">Dijital Kuvvet Koruma (Digital Force Protection – DFP) </text:span><text:span text:style-name="T60">kavramı ortaya konmuştur.</text:span></text:p>
      <text:p text:style-name="P23"><text:span text:style-name="T60"/></text:p>
      <text:p text:style-name="P26"><text:span text:style-name="T60">NATO tarafından Ocak 2023'te yayınlanan AJP-10.1 Allied Joint Doctrine for Information Operations </text:span><text:span text:style-name="T61">(Birleşik Müşterek Bilgi Harekâtı Doktrini) </text:span><text:reference-mark-start text:name="ZOTERO_ITEM CSL_CITATION {&quot;citationID&quot;:&quot;Vgbxg8O4&quot;,&quot;properties&quot;:{&quot;formattedCitation&quot;:&quot;[19]&quot;,&quot;plainCitation&quot;:&quot;[19]&quot;,&quot;noteIndex&quot;:0},&quot;citationItems&quot;:[{&quot;id&quot;:76,&quot;uris&quot;:[&quot;http://zotero.org/users/18593329/items/RCX7SAKF&quot;],&quot;itemData&quot;:{&quot;id&quot;:76,&quot;type&quot;:&quot;standard&quot;,&quot;authority&quot;:&quot;NATO Standardization Office&quot;,&quot;language&quot;:&quot;en&quot;,&quot;number&quot;:&quot;AJP-10.1&quot;,&quot;publisher&quot;:&quot;NATO Standardization Office&quot;,&quot;source&quot;:&quot;Zotero&quot;,&quot;title&quot;:&quot;Allied joint doctrine for information operations&quot;,&quot;URL&quot;:&quot;https://assets.publishing.service.gov.uk/media/650c03bf52e73c000d9425bb/AJP_10_1_Info_Ops_UK_web.pdf&quot;,&quot;author&quot;:[{&quot;family&quot;:&quot;NATO&quot;,&quot;given&quot;:&quot;&quot;}],&quot;issued&quot;:{&quot;date-parts&quot;:[[&quot;2023&quot;]]}}}],&quot;schema&quot;:&quot;https://github.com/citation-style-language/schema/raw/master/csl-citation.json&quot;} RNDUOrF7JoLar"/><text:span text:style-name="T61">[19]</text:span><text:reference-mark-end text:name="ZOTERO_ITEM CSL_CITATION {&quot;citationID&quot;:&quot;Vgbxg8O4&quot;,&quot;properties&quot;:{&quot;formattedCitation&quot;:&quot;[19]&quot;,&quot;plainCitation&quot;:&quot;[19]&quot;,&quot;noteIndex&quot;:0},&quot;citationItems&quot;:[{&quot;id&quot;:76,&quot;uris&quot;:[&quot;http://zotero.org/users/18593329/items/RCX7SAKF&quot;],&quot;itemData&quot;:{&quot;id&quot;:76,&quot;type&quot;:&quot;standard&quot;,&quot;authority&quot;:&quot;NATO Standardization Office&quot;,&quot;language&quot;:&quot;en&quot;,&quot;number&quot;:&quot;AJP-10.1&quot;,&quot;publisher&quot;:&quot;NATO Standardization Office&quot;,&quot;source&quot;:&quot;Zotero&quot;,&quot;title&quot;:&quot;Allied joint doctrine for information operations&quot;,&quot;URL&quot;:&quot;https://assets.publishing.service.gov.uk/media/650c03bf52e73c000d9425bb/AJP_10_1_Info_Ops_UK_web.pdf&quot;,&quot;author&quot;:[{&quot;family&quot;:&quot;NATO&quot;,&quot;given&quot;:&quot;&quot;}],&quot;issued&quot;:{&quot;date-parts&quot;:[[&quot;2023&quot;]]}}}],&quot;schema&quot;:&quot;https://github.com/citation-style-language/schema/raw/master/csl-citation.json&quot;} RNDUOrF7JoLar"/><text:span text:style-name="T60">, ittifakın bilgi ortamındaki faaliyetlerini yöneten temel doktrindir. Bilgi Hârekatı (Info Ops), hedef kitlelerin (hasım, müttefik veya tarafsız) iradesini, anlayışını ve yeteneklerini etkilemek amacıyla bilgi faaliyetlerini</text:span><text:span text:style-name="T61">n</text:span><text:span text:style-name="T60"> analiz ed</text:span><text:span text:style-name="T61">ildiği</text:span><text:span text:style-name="T60">, planla</text:span><text:span text:style-name="T61">ndığı</text:span><text:span text:style-name="T60">, entegre ed</text:span><text:span text:style-name="T61">ildiği</text:span><text:span text:style-name="T60"> ve değerlendir</text:span><text:span text:style-name="T61">ildiği</text:span><text:span text:style-name="T60"> bir </text:span><text:span text:style-name="T61">harekât türüdür. Doktrinde bireylerin ve grupların algılarının, inançlarının ve kararlarının oluştuğu yer olan Bilişsel Boyut (Cognitive Dimension); verilerin depolandığı, işlendiği ve iletildiği alan olan Sanal Boyut (Virtual Dimension) (yazılımlar, siber platformlar, dijital veriler) ve altyapılar, donanımlar ve insanların fiziksel varlığından oluşan Fiziksel Boyut (Physical Dimension) olmak üzere bilgi ortamının üç boyutu tanımlanmıştır.</text:span></text:p>
      <text:p text:style-name="P22"><text:span text:style-name="T58"/></text:p>
      <text:p text:style-name="P26"><text:span text:style-name="T58">ABD Kara Kuvvetleri Davranış ve Sosyal Bilimler Araştırma Enstitüsü tarafından hazırlanan bilimsel araştırma raporu</text:span><text:span text:style-name="T27">nda</text:span><text:span text:style-name="T58"> </text:span><text:reference-mark-start text:name="ZOTERO_ITEM CSL_CITATION {&quot;citationID&quot;:&quot;ILVfH602&quot;,&quot;properties&quot;:{&quot;formattedCitation&quot;:&quot;[20]&quot;,&quot;plainCitation&quot;:&quot;[20]&quot;,&quot;noteIndex&quot;:0},&quot;citationItems&quot;:[{&quot;id&quot;:18,&quot;uris&quot;:[&quot;http://zotero.org/users/18593329/items/SGCNM2WQ&quot;],&quot;itemData&quot;:{&quot;id&quot;:18,&quot;type&quot;:&quot;report&quot;,&quot;collection-title&quot;:&quot;Scientist Series&quot;,&quot;genre&quot;:&quot;Scientific Report&quot;,&quot;language&quot;:&quot;en&quot;,&quot;number&quot;:&quot;ARI-SS-SR 2024-17&quot;,&quot;publisher&quot;:&quot;U.S. Army Research Institute&quot;,&quot;title&quot;:&quot;An Assessment of Security and Survivability in a Decisive Action Training Environment&quot;,&quot;author&quot;:[{&quot;family&quot;:&quot;US Army&quot;,&quot;given&quot;:&quot;&quot;}],&quot;issued&quot;:{&quot;date-parts&quot;:[[&quot;2024&quot;]]}}}],&quot;schema&quot;:&quot;https://github.com/citation-style-language/schema/raw/master/csl-citation.json&quot;} RNDhZZrWWtxBx"/><text:span text:style-name="T58">[20]</text:span><text:reference-mark-end text:name="ZOTERO_ITEM CSL_CITATION {&quot;citationID&quot;:&quot;ILVfH602&quot;,&quot;properties&quot;:{&quot;formattedCitation&quot;:&quot;[20]&quot;,&quot;plainCitation&quot;:&quot;[20]&quot;,&quot;noteIndex&quot;:0},&quot;citationItems&quot;:[{&quot;id&quot;:18,&quot;uris&quot;:[&quot;http://zotero.org/users/18593329/items/SGCNM2WQ&quot;],&quot;itemData&quot;:{&quot;id&quot;:18,&quot;type&quot;:&quot;report&quot;,&quot;collection-title&quot;:&quot;Scientist Series&quot;,&quot;genre&quot;:&quot;Scientific Report&quot;,&quot;language&quot;:&quot;en&quot;,&quot;number&quot;:&quot;ARI-SS-SR 2024-17&quot;,&quot;publisher&quot;:&quot;U.S. Army Research Institute&quot;,&quot;title&quot;:&quot;An Assessment of Security and Survivability in a Decisive Action Training Environment&quot;,&quot;author&quot;:[{&quot;family&quot;:&quot;US Army&quot;,&quot;given&quot;:&quot;&quot;}],&quot;issued&quot;:{&quot;date-parts&quot;:[[&quot;2024&quot;]]}}}],&quot;schema&quot;:&quot;https://github.com/citation-style-language/schema/raw/master/csl-citation.json&quot;} RNDhZZrWWtxBx"/><text:span text:style-name="T58"> </text:span><text:span text:style-name="T27">o</text:span><text:span text:style-name="T58">perasyon sahasında </text:span><text:span text:style-name="T27">görevli askeri birliklerin <text:s/>taa</text:span><text:span text:style-name="T69">r</text:span><text:span text:style-name="T27">ruz, savunma ve operasyon bölgesi emniyeti konularındaki performanslarını arttırmalarına yönelik olarak yapılması gereken konular ele alınmış,</text:span><text:span text:style-name="T59"> </text:span><text:span text:style-name="T27">ayrıntılı değerlendirme formları oluşturulmuş,</text:span><text:span text:style-name="T59"> güvenlik ve </text:span><text:span text:style-name="T62">beka kabiliyeti</text:span><text:span text:style-name="T59"> (survivability) unsurları değerlendirilmiştir. Araştırmanın temel amacı, liderlere verilen özel bir "Lider El Kitabı"nın, birliklerin taktiksel performansını artırıp artırmadığını test etmektir. </text:span><text:span text:style-name="T62">Çalışma sonucunda l</text:span><text:span text:style-name="T59">iderlere dağıtılan basılı el kitaplarının birlik performansı üzerinde anlamlı bir etkisi saptanmamış; </text:span><text:span text:style-name="T62">muhabere, </text:span><text:span text:style-name="T59">lojistik destek ve </text:span><text:span text:style-name="T62">sıhhi </text:span><text:span text:style-name="T59">tahliye (CASEVAC) planı gibi somut mekanizmaları kullana</text:span><text:span text:style-name="T62">rak ortak operasyon</text:span><text:span text:style-name="T69">e</text:span><text:span text:style-name="T62">l resme hâkim olan birliklerin çok daha üstün başarı gösterdiğini ortaya koymuştur. </text:span></text:p>
      <text:p text:style-name="P8"/>
      <text:p text:style-name="P26"><text:span text:style-name="T26">Eylül 2025 tarihinde güncellenen TC 3-21.76 Ranger El Kitabı </text:span><text:reference-mark-start text:name="ZOTERO_ITEM CSL_CITATION {&quot;citationID&quot;:&quot;JWOPCoOa&quot;,&quot;properties&quot;:{&quot;formattedCitation&quot;:&quot;[21]&quot;,&quot;plainCitation&quot;:&quot;[21]&quot;,&quot;noteIndex&quot;:0},&quot;citationItems&quot;:[{&quot;id&quot;:12,&quot;uris&quot;:[&quot;http://zotero.org/users/18593329/items/VI4GKWKM&quot;],&quot;itemData&quot;:{&quot;id&quot;:12,&quot;type&quot;:&quot;report&quot;,&quot;language&quot;:&quot;eng&quot;,&quot;number&quot;:&quot;TC 3-21.76&quot;,&quot;publisher&quot;:&quot;U.S. Army&quot;,&quot;title&quot;:&quot;Ranger Handbook&quot;,&quot;URL&quot;:&quot;https://armypubs.army.mil/epubs/DR_pubs/DR_a/ARN45113-TC_3-21.76-000-WEB-2.pdf&quot;,&quot;author&quot;:[{&quot;literal&quot;:&quot;Department of the Army&quot;}],&quot;issued&quot;:{&quot;date-parts&quot;:[[&quot;2025&quot;]]}}}],&quot;schema&quot;:&quot;https://github.com/citation-style-language/schema/raw/master/csl-citation.json&quot;} RNDQpTjXn3lHd"/><text:span text:style-name="T26">[21]</text:span><text:reference-mark-end text:name="ZOTERO_ITEM CSL_CITATION {&quot;citationID&quot;:&quot;JWOPCoOa&quot;,&quot;properties&quot;:{&quot;formattedCitation&quot;:&quot;[21]&quot;,&quot;plainCitation&quot;:&quot;[21]&quot;,&quot;noteIndex&quot;:0},&quot;citationItems&quot;:[{&quot;id&quot;:12,&quot;uris&quot;:[&quot;http://zotero.org/users/18593329/items/VI4GKWKM&quot;],&quot;itemData&quot;:{&quot;id&quot;:12,&quot;type&quot;:&quot;report&quot;,&quot;language&quot;:&quot;eng&quot;,&quot;number&quot;:&quot;TC 3-21.76&quot;,&quot;publisher&quot;:&quot;U.S. Army&quot;,&quot;title&quot;:&quot;Ranger Handbook&quot;,&quot;URL&quot;:&quot;https://armypubs.army.mil/epubs/DR_pubs/DR_a/ARN45113-TC_3-21.76-000-WEB-2.pdf&quot;,&quot;author&quot;:[{&quot;literal&quot;:&quot;Department of the Army&quot;}],&quot;issued&quot;:{&quot;date-parts&quot;:[[&quot;2025&quot;]]}}}],&quot;schema&quot;:&quot;https://github.com/citation-style-language/schema/raw/master/csl-citation.json&quot;} RNDQpTjXn3lHd"/><text:span text:style-name="T26">, ABD Ordusu'nun küçük birlik taktikleri, liderlik esasları ve zorlu saha operasyonları için kullandığı en temel </text:span><text:span text:style-name="T63">talimnamesidir</text:span><text:span text:style-name="T26">. </text:span><text:span text:style-name="T23">D</text:span><text:span text:style-name="T27">ünyanın en zor </text:span><text:span text:style-name="T63">askeri </text:span><text:span text:style-name="T27">eğitimlerinden biri olarak görülen Ranger Kursunda kursiyerlerin değerlendirilmesinde kullanılmakta olan </text:span><text:span text:style-name="T63">temel </text:span><text:span text:style-name="T27">kaynaktır. </text:span><text:span text:style-name="T26">Bu </text:span><text:span text:style-name="T63">talimname</text:span><text:span text:style-name="T26">, sadece Ranger </text:span><text:span text:style-name="T63">(Komando)</text:span><text:span text:style-name="T26"> Okulu öğrencileri için değil, tüm muharip sınıflar için standart operasyon prosedürlerini belirler. </text:span><text:span text:style-name="T63">Düşman kontrolündeki bölgede icra edilen harekât türü olarak tanımlanan</text:span><text:span text:style-name="T26"> </text:span><text:span text:style-name="T63">Komando</text:span><text:span text:style-name="T27"> operasyonlarının planlama, hazırlık, icra ve görev sonrası </text:span><text:span text:style-name="T23">safhalarında </text:span><text:span text:style-name="T27">yapılması gereken konuları detaylı bir şekilde ele al</text:span><text:span text:style-name="T23">mış, </text:span><text:span text:style-name="T63">birliklerin düşman bölgesinde hayatta kalma kabiliyetleri ile ilgili alınması gereken tedbirleri açıklamıştır.</text:span></text:p>
      <text:p text:style-name="P3"/>
      <text:p text:style-name="P26"><text:span text:style-name="T25">Ocak 2024'te güncellenen ATP 3-21.8 (Infantry Rifle Platoon and Squad </text:span><text:span text:style-name="T64">[</text:span><text:span text:style-name="T26">Piyade Manga ve Takımı</text:span><text:span text:style-name="T64">]) </text:span><text:span text:style-name="T25">talimnamesi</text:span><text:span text:style-name="T64"> </text:span><text:reference-mark-start text:name="ZOTERO_ITEM CSL_CITATION {&quot;citationID&quot;:&quot;4gYiA0XV&quot;,&quot;properties&quot;:{&quot;formattedCitation&quot;:&quot;[22]&quot;,&quot;plainCitation&quot;:&quot;[22]&quot;,&quot;noteIndex&quot;:0},&quot;citationItems&quot;:[{&quot;id&quot;:19,&quot;uris&quot;:[&quot;http://zotero.org/users/18593329/items/REJFD6B2&quot;],&quot;itemData&quot;:{&quot;id&quot;:19,&quot;type&quot;:&quot;report&quot;,&quot;language&quot;:&quot;en&quot;,&quot;number&quot;:&quot;ATP 3-21.8&quot;,&quot;publisher&quot;:&quot;U.S. Army&quot;,&quot;title&quot;:&quot;Infantry Rifle Platoon and Squad&quot;,&quot;URL&quot;:&quot;https://armypubs.army.mil/epubs/DR_pubs/DR_a/ARN44065-ATP_3-21.8-001-WEB-3.pdf&quot;,&quot;author&quot;:[{&quot;literal&quot;:&quot;Department of the Army&quot;}],&quot;issued&quot;:{&quot;date-parts&quot;:[[&quot;2024&quot;]]}}}],&quot;schema&quot;:&quot;https://github.com/citation-style-language/schema/raw/master/csl-citation.json&quot;} RNDWjNNO228Ih"/><text:span text:style-name="T26">[22]</text:span><text:reference-mark-end text:name="ZOTERO_ITEM CSL_CITATION {&quot;citationID&quot;:&quot;4gYiA0XV&quot;,&quot;properties&quot;:{&quot;formattedCitation&quot;:&quot;[22]&quot;,&quot;plainCitation&quot;:&quot;[22]&quot;,&quot;noteIndex&quot;:0},&quot;citationItems&quot;:[{&quot;id&quot;:19,&quot;uris&quot;:[&quot;http://zotero.org/users/18593329/items/REJFD6B2&quot;],&quot;itemData&quot;:{&quot;id&quot;:19,&quot;type&quot;:&quot;report&quot;,&quot;language&quot;:&quot;en&quot;,&quot;number&quot;:&quot;ATP 3-21.8&quot;,&quot;publisher&quot;:&quot;U.S. Army&quot;,&quot;title&quot;:&quot;Infantry Rifle Platoon and Squad&quot;,&quot;URL&quot;:&quot;https://armypubs.army.mil/epubs/DR_pubs/DR_a/ARN44065-ATP_3-21.8-001-WEB-3.pdf&quot;,&quot;author&quot;:[{&quot;literal&quot;:&quot;Department of the Army&quot;}],&quot;issued&quot;:{&quot;date-parts&quot;:[[&quot;2024&quot;]]}}}],&quot;schema&quot;:&quot;https://github.com/citation-style-language/schema/raw/master/csl-citation.json&quot;} RNDWjNNO228Ih"/><text:span text:style-name="T25">, ABD Ordusu'nun piyade takımı ve mangası düzeyindeki operasyonlarını yöneten en güncel teknik rehberdir. Bu talimname, piyade bir</text:span><text:span text:style-name="T64">liklerinin </text:span><text:span text:style-name="T25">modern, yüksek teknolojili ve "eş </text:span><text:soft-page-break/><text:span text:style-name="T25">düzey</text:span><text:span text:style-name="T64">li</text:span><text:span text:style-name="T25"> tehdit" (peer threat) içeren savaş alanlarında nasıl savaşması gerektiğini detaylandırır. Önceki versiyonlarda </text:span><text:span text:style-name="T64">durum değerlendirmesi esasları olan </text:span><text:span text:style-name="T25">METT-TC </text:span><text:span text:style-name="T64">(Mission, Enemy, Terrain, Troops, Time, Civilians [</text:span><text:span text:style-name="T25">Görev, Düşman, Arazi, Birlikler, Zaman, Sivil Etkenler</text:span><text:span text:style-name="T64">]</text:span><text:span text:style-name="T25">) </text:span><text:span text:style-name="T64">faktörlerine</text:span><text:span text:style-name="T25"> “I</text:span><text:span text:style-name="T64">” (</text:span><text:span text:style-name="T25">Informational Considerations </text:span><text:span text:style-name="T64">[</text:span><text:span text:style-name="T25">Bilgi Odaklı Hususlar</text:span><text:span text:style-name="T64">]</text:span><text:span text:style-name="T25">) eklenmiştir. Bu </text:span><text:span text:style-name="T64">ilave</text:span><text:span text:style-name="T25"> operasyonel çevredeki bilgi akışının fiziksel eylemler kadar önemli olduğunu </text:span><text:span text:style-name="T64">ve planlamalarda dikkate alınması gerektiğini </text:span><text:span text:style-name="T25">vurgular. Talimname, sinyal yayan her türlü cihazın (telsiz, GPS, akıllı telefon) düşman tarafından tespit edilebileceğini, GPS sinyallerinin yanıltılabileceğini (spoofing) veya düşman tarafından takip edilebileceğin</text:span><text:span text:style-name="T65">i, harekât sahasındaki hayatta kalma tedbirlerini açıklamaktadır.</text:span></text:p>
      <text:p text:style-name="P8"><text:span text:style-name="T25"/></text:p>
      <text:p text:style-name="P26"><text:span text:style-name="T1">Eylül 2025 tarihli FM 3-12 </text:span><text:reference-mark-start text:name="ZOTERO_ITEM CSL_CITATION {&quot;citationID&quot;:&quot;YS92sZgD&quot;,&quot;properties&quot;:{&quot;formattedCitation&quot;:&quot;[23]&quot;,&quot;plainCitation&quot;:&quot;[23]&quot;,&quot;noteIndex&quot;:0},&quot;citationItems&quot;:[{&quot;id&quot;:20,&quot;uris&quot;:[&quot;http://zotero.org/users/18593329/items/AA4UV5M7&quot;],&quot;itemData&quot;:{&quot;id&quot;:20,&quot;type&quot;:&quot;report&quot;,&quot;language&quot;:&quot;en&quot;,&quot;number&quot;:&quot;FM 3-12&quot;,&quot;publisher&quot;:&quot;U.S. Army&quot;,&quot;title&quot;:&quot;Cyberspace Operations And Electromagnetic Warfare&quot;,&quot;URL&quot;:&quot;https://armypubs.army.mil/epubs/DR_pubs/DR_a/ARN45009-FM_3-12-000-WEB-1.pdf&quot;,&quot;author&quot;:[{&quot;literal&quot;:&quot;Department of the Army&quot;}],&quot;issued&quot;:{&quot;date-parts&quot;:[[&quot;2025&quot;]]}}}],&quot;schema&quot;:&quot;https://github.com/citation-style-language/schema/raw/master/csl-citation.json&quot;} RNDvtx3eNLmT0"/><text:span text:style-name="T1">[23]</text:span><text:reference-mark-end text:name="ZOTERO_ITEM CSL_CITATION {&quot;citationID&quot;:&quot;YS92sZgD&quot;,&quot;properties&quot;:{&quot;formattedCitation&quot;:&quot;[23]&quot;,&quot;plainCitation&quot;:&quot;[23]&quot;,&quot;noteIndex&quot;:0},&quot;citationItems&quot;:[{&quot;id&quot;:20,&quot;uris&quot;:[&quot;http://zotero.org/users/18593329/items/AA4UV5M7&quot;],&quot;itemData&quot;:{&quot;id&quot;:20,&quot;type&quot;:&quot;report&quot;,&quot;language&quot;:&quot;en&quot;,&quot;number&quot;:&quot;FM 3-12&quot;,&quot;publisher&quot;:&quot;U.S. Army&quot;,&quot;title&quot;:&quot;Cyberspace Operations And Electromagnetic Warfare&quot;,&quot;URL&quot;:&quot;https://armypubs.army.mil/epubs/DR_pubs/DR_a/ARN45009-FM_3-12-000-WEB-1.pdf&quot;,&quot;author&quot;:[{&quot;literal&quot;:&quot;Department of the Army&quot;}],&quot;issued&quot;:{&quot;date-parts&quot;:[[&quot;2025&quot;]]}}}],&quot;schema&quot;:&quot;https://github.com/citation-style-language/schema/raw/master/csl-citation.json&quot;} RNDvtx3eNLmT0"/><text:span text:style-name="T1">, ABD Ordusu'nun siber </text:span><text:span text:style-name="T66">alan</text:span><text:span text:style-name="T1"> ve elektromanyetik harp harekatlarına yönelik en güncel </text:span><text:span text:style-name="T66">askeri</text:span><text:span text:style-name="T1"> </text:span><text:span text:style-name="T66">yayınıdır</text:span><text:span text:style-name="T1">. Bu </text:span><text:span text:style-name="T66">talimname</text:span><text:span text:style-name="T1">, modern savaş alanının sadece fiziksel değil, aynı zamanda dijital ve frekans tabanlı olduğunu vurgulayarak </text:span><text:span text:style-name="T66">ç</text:span><text:span text:style-name="T1">ok </text:span><text:span text:style-name="T66">a</text:span><text:span text:style-name="T1">lanlı </text:span><text:span text:style-name="T66">h</text:span><text:span text:style-name="T1">arekât konseptini merkeze alır. </text:span><text:span text:style-name="T66">S</text:span><text:span text:style-name="T1">iber </text:span><text:span text:style-name="T66">alanın, <text:s/>donanımlar, kablolar, uydular ve altyapıdan oluşan fiziksel ağ katmanı; yazılım, protokoller ve veri akışını içeren mantıksal ağ katmanı; kullanıcı kimlikleri, dijital temsilciler ve sosyal medya profillerinden oluşan siber-persona katmanı olmak üzere üç katmandan meydana geldiğini açıklamaktadır.</text:span></text:p>
      <text:p text:style-name="P8"><text:span text:style-name="T1"/></text:p>
      <text:p text:style-name="P26"><text:span text:style-name="T66">2019 tarihli </text:span><text:span text:style-name="T23">ABD Savunma Bakanlığının </text:span><text:span text:style-name="T52">ATP 6-02.45</text:span><text:span text:style-name="T50"> </text:span><text:span text:style-name="T1">“</text:span><text:span text:style-name="T21">Operasyon Sahasında Taktik Sinyal Desteği Teknikleri</text:span><text:span text:style-name="T1">” </text:span><text:span text:style-name="T22">talimname</text:span><text:span text:style-name="T23">si</text:span><text:span text:style-name="T22"> </text:span><text:reference-mark-start text:name="ZOTERO_ITEM CSL_CITATION {&quot;citationID&quot;:&quot;j9UBVKhH&quot;,&quot;properties&quot;:{&quot;formattedCitation&quot;:&quot;[24]&quot;,&quot;plainCitation&quot;:&quot;[24]&quot;,&quot;noteIndex&quot;:0},&quot;citationItems&quot;:[{&quot;id&quot;:68,&quot;uris&quot;:[&quot;http://zotero.org/users/18593329/items/I8F5Y3QB&quot;],&quot;itemData&quot;:{&quot;id&quot;:68,&quot;type&quot;:&quot;report&quot;,&quot;language&quot;:&quot;en&quot;,&quot;number&quot;:&quot;ATP  6-02.45&quot;,&quot;publisher&quot;:&quot;U.S. Army&quot;,&quot;title&quot;:&quot;Techniques for Tactical Signal Support to Theater Operations&quot;,&quot;URL&quot;:&quot;https://armypubs.army.mil/epubs/DR_pubs/DR_a/pdf/web/ARN19745_ATP%206-02.45%20FINAL%20WEB.pdf&quot;,&quot;author&quot;:[{&quot;literal&quot;:&quot;Department of the Army&quot;}],&quot;issued&quot;:{&quot;date-parts&quot;:[[&quot;2019&quot;]]}}}],&quot;schema&quot;:&quot;https://github.com/citation-style-language/schema/raw/master/csl-citation.json&quot;} RNDH8f2wP6BzY"/><text:span text:style-name="T22">[24]</text:span><text:reference-mark-end text:name="ZOTERO_ITEM CSL_CITATION {&quot;citationID&quot;:&quot;j9UBVKhH&quot;,&quot;properties&quot;:{&quot;formattedCitation&quot;:&quot;[24]&quot;,&quot;plainCitation&quot;:&quot;[24]&quot;,&quot;noteIndex&quot;:0},&quot;citationItems&quot;:[{&quot;id&quot;:68,&quot;uris&quot;:[&quot;http://zotero.org/users/18593329/items/I8F5Y3QB&quot;],&quot;itemData&quot;:{&quot;id&quot;:68,&quot;type&quot;:&quot;report&quot;,&quot;language&quot;:&quot;en&quot;,&quot;number&quot;:&quot;ATP  6-02.45&quot;,&quot;publisher&quot;:&quot;U.S. Army&quot;,&quot;title&quot;:&quot;Techniques for Tactical Signal Support to Theater Operations&quot;,&quot;URL&quot;:&quot;https://armypubs.army.mil/epubs/DR_pubs/DR_a/pdf/web/ARN19745_ATP%206-02.45%20FINAL%20WEB.pdf&quot;,&quot;author&quot;:[{&quot;literal&quot;:&quot;Department of the Army&quot;}],&quot;issued&quot;:{&quot;date-parts&quot;:[[&quot;2019&quot;]]}}}],&quot;schema&quot;:&quot;https://github.com/citation-style-language/schema/raw/master/csl-citation.json&quot;} RNDH8f2wP6BzY"/><text:span text:style-name="T22">, modern harekât sahalarında ordunun taktik haberleşme omurgasını oluşturan ağ</text:span><text:span text:style-name="T66">ların</text:span><text:span text:style-name="T22"> </text:span><text:span text:style-name="T66">harekât sahasında</text:span><text:span text:style-name="T22"> nasıl tesis edileceğini ve korunacağını belirleyen teknik bir çerçeve sunmaktadır. Talimname, stratejik seviyedeki </text:span><text:span text:style-name="T66">birliklerden</text:span><text:span text:style-name="T22"> en uçtaki manga seviyesine kadar uzanan hiyerarşik ağ yapısı</text:span><text:span text:style-name="T66">nın</text:span><text:span text:style-name="T22"> operasyonel sürekliliği</text:span><text:span text:style-name="T66">ni</text:span><text:span text:style-name="T22"> sağlamak için siber güvenliği harekat</text:span><text:span text:style-name="T66">ın</text:span><text:span text:style-name="T22"> merkezine yerleştir</text:span><text:span text:style-name="T66">mektedir</text:span><text:span text:style-name="T22">. </text:span><text:span text:style-name="T66">O</text:span><text:span text:style-name="T22">perasyon sahasındaki birliklere </text:span><text:span text:style-name="T23">taktik </text:span><text:span text:style-name="T22">muhabere desteği sağla</text:span><text:span text:style-name="T24">mayı amaçlayan</text:span><text:span text:style-name="T23"> teknikleri açıklamaktadır. </text:span></text:p>
      <text:p text:style-name="P3"/>
      <text:p text:style-name="P24"><text:span text:style-name="T21">ABD Ordusu'nun Haberleşme Güvenliği (COMSEC) tekniklerini, yöntemlerini ve yönetim altyapısını belirleyen ATP 6-02.75 </text:span><text:span text:style-name="T22">Muhabere Güvenliği Teknikleri talimnamesi </text:span><text:reference-mark-start text:name="ZOTERO_ITEM CSL_CITATION {&quot;citationID&quot;:&quot;q7eXvJSf&quot;,&quot;properties&quot;:{&quot;formattedCitation&quot;:&quot;[25]&quot;,&quot;plainCitation&quot;:&quot;[25]&quot;,&quot;noteIndex&quot;:0},&quot;citationItems&quot;:[{&quot;id&quot;:69,&quot;uris&quot;:[&quot;http://zotero.org/users/18593329/items/MQGSUK85&quot;],&quot;itemData&quot;:{&quot;id&quot;:69,&quot;type&quot;:&quot;report&quot;,&quot;language&quot;:&quot;en&quot;,&quot;number&quot;:&quot;ATP 6-02.75&quot;,&quot;publisher&quot;:&quot;U.S. Army&quot;,&quot;title&quot;:&quot;Techniques For Communications Security&quot;,&quot;URL&quot;:&quot;https://armypubs.army.mil/epubs/DR_pubs/DR_a/pdf/web/ARN22144_ATP_6-02x75_FINAL_WEB.pdf&quot;,&quot;author&quot;:[{&quot;family&quot;:&quot;Department of the Army&quot;,&quot;given&quot;:&quot;&quot;}],&quot;issued&quot;:{&quot;date-parts&quot;:[[&quot;2020&quot;]]}}}],&quot;schema&quot;:&quot;https://github.com/citation-style-language/schema/raw/master/csl-citation.json&quot;} RNDWX1MrCh0HU"/><text:span text:style-name="T22">[25]</text:span><text:reference-mark-end text:name="ZOTERO_ITEM CSL_CITATION {&quot;citationID&quot;:&quot;q7eXvJSf&quot;,&quot;properties&quot;:{&quot;formattedCitation&quot;:&quot;[25]&quot;,&quot;plainCitation&quot;:&quot;[25]&quot;,&quot;noteIndex&quot;:0},&quot;citationItems&quot;:[{&quot;id&quot;:69,&quot;uris&quot;:[&quot;http://zotero.org/users/18593329/items/MQGSUK85&quot;],&quot;itemData&quot;:{&quot;id&quot;:69,&quot;type&quot;:&quot;report&quot;,&quot;language&quot;:&quot;en&quot;,&quot;number&quot;:&quot;ATP 6-02.75&quot;,&quot;publisher&quot;:&quot;U.S. Army&quot;,&quot;title&quot;:&quot;Techniques For Communications Security&quot;,&quot;URL&quot;:&quot;https://armypubs.army.mil/epubs/DR_pubs/DR_a/pdf/web/ARN22144_ATP_6-02x75_FINAL_WEB.pdf&quot;,&quot;author&quot;:[{&quot;family&quot;:&quot;Department of the Army&quot;,&quot;given&quot;:&quot;&quot;}],&quot;issued&quot;:{&quot;date-parts&quot;:[[&quot;2020&quot;]]}}}],&quot;schema&quot;:&quot;https://github.com/citation-style-language/schema/raw/master/csl-citation.json&quot;} RNDWX1MrCh0HU"/><text:span text:style-name="T22">, </text:span><text:span text:style-name="T21">askeri operasyonlarda </text:span><text:span text:style-name="T67">baskın</text:span><text:span text:style-name="T21"> faktörünü korumak ve düşmanın bilgiye erişimini engellemek için gerekli siber güvenlik ve kriptografik standartları açıklar. </text:span><text:span text:style-name="T67">O</text:span><text:span text:style-name="T22">perasyon sahasındaki birliklerin mubarelerini güvenli bir şekilde sağlayabilmeleri maksadıyla yapmaları gereken planlamaları ve cihazların kullanım meto</text:span><text:span text:style-name="T69">t</text:span><text:span text:style-name="T22">larını sunmaktadır.</text:span></text:p>
      <text:p text:style-name="P7"><text:span text:style-name="T12"/></text:p>
      <text:p text:style-name="P7"><text:span text:style-name="T12"/></text:p>
      <text:section text:style-name="Sect1" text:name="ZOTERO_BIBL {&quot;uncited&quot;:[],&quot;omitted&quot;:[],&quot;custom&quot;:[]} CSL_BIBLIOGRAPHY RNDGb4pW9L87x">
        <text:p text:style-name="Bibliography_20_1">[1]<text:tab/>Z. Aung ve W. Zaw, “Permission-Based Android Malware Detection”, <text:span text:style-name="T71">Int. J. Sci. Technol. Res.</text:span>, c. 2, sy 3, 2013.</text:p>
        <text:p text:style-name="Bibliography_20_1">[2]<text:tab/>S. Yılmaz ve M. Davis, “Hidden Permissions on Android: A Permission-Based Android Mobile Privacy Risk Model”, program adı: Proceedings of the 22nd European Conference on Cyber Warfare and Security, ECCWS 2023, 2023.</text:p>
        <text:p text:style-name="Bibliography_20_1">[3]<text:tab/>P. R. Harikrishnan ve P. Periyasamy, “A Review on the Analysis of the Effectiveness of Permission Based Security Models in Android Apps”, program adı: 2024 International Conference on Circuit Power and Computing Technologies (ICCPCT), 2024.</text:p>
        <text:p text:style-name="Bibliography_20_1">[4]<text:tab/>A. Kumar, K. S. Kuppusamy, ve G. Aghila, “FAMOUS: Forensic Analysis of MObile devices Using Scoring of application permissions”, <text:span text:style-name="T71">Future Gener. Comput. Syst.</text:span>, c. 83, ss. 158-172, Haz. 2018, doi: 10.1016/j.future.2018.02.001.</text:p>
        <text:p text:style-name="Bibliography_20_1">[5]<text:tab/>M. S. Rahman <text:span text:style-name="T71">vd.</text:span>, “PermPress: Machine Learning-Based Pipeline to Evaluate Permissions in App Privacy Policies”, <text:span text:style-name="T71">IEEE Access</text:span>, c. 10, ss. 89248-89269, 2022, doi: 10.1109/ACCESS.2022.3199882.</text:p>
        <text:p text:style-name="Bibliography_20_1">[6]<text:tab/>S. Seraj, S. Khodambashi, M. Pavlidis, ve N. Polatidis, “HamDroid: permission-based harmful android anti-malware detection using neural networks”, <text:span text:style-name="T71">Neural Comput. Appl.</text:span>, c. 34, sy 18, ss. 15165-15174, Eyl. 2022, doi: 10.1007/s00521-021-06755-4.</text:p>
        <text:p text:style-name="Bibliography_20_1"><text:soft-page-break/>[7]<text:tab/>F. Akbar, M. Hussain, R. Mumtaz, Q. Riaz, A. W. A. Wahab, ve K.-H. Jung, “Permissions-Based Detection of Android Malware Using Machine Learning”, <text:span text:style-name="T71">Symmetry</text:span>, c. 14, sy 4, s. 718, Nis. 2022, doi: 10.3390/sym14040718.</text:p>
        <text:p text:style-name="Bibliography_20_1">[8]<text:tab/>A. Pathak, Th. S. Kumar, ve U. Barman, “Static analysis framework for permission-based dataset generation and android malware detection using machine learning”, <text:span text:style-name="T71">EURASIP J. Inf. Secur.</text:span>, c. 2024, sy 1, s. 33, Eki. 2024, doi: 10.1186/s13635-024-00182-3.</text:p>
        <text:p text:style-name="Bibliography_20_1">[9]<text:tab/>S. R. T. Mat, M. F. A. Razak, M. N. M. Kahar, J. M. Arif, ve A. Firdaus, “A Bayesian probability model for Android malware detection”, <text:span text:style-name="T71">ICT Express</text:span>, c. 8, sy 3, ss. 424-431, Eyl. 2022, doi: 10.1016/j.icte.2021.09.003.</text:p>
        <text:p text:style-name="Bibliography_20_1">[10]<text:tab/>P. Nema, P. Anthonysamy, N. Taft, ve S. T. Peddinti, “Analyzing user perspectives on mobile app privacy at scale”, içinde <text:span text:style-name="T71">Proceedings of the 44th International Conference on Software Engineering</text:span>, içinde ICSE ’22. New York, NY, USA: Association for Computing Machinery, Tem. 2022, ss. 112-124. doi: 10.1145/3510003.3510079.</text:p>
        <text:p text:style-name="Bibliography_20_1">[11]<text:tab/>Z. R. Alkindi, M. Sarrab, ve N. Alzeidi, “User Privacy and Data Flow Control for Android Apps: Systematic Literature Review”, <text:span text:style-name="T71">J. Cyber Secur. Mobil.</text:span>, c. 10, sy 1, ss. 261-304, Şub. 2021, doi: 10.13052/jcsm2245-1439.1019.</text:p>
        <text:p text:style-name="Bibliography_20_1">[12]<text:tab/>Y. Song, Y. Geng, J. Wang, S. Gao, ve W. Shi, “Permission Sensitivity-Based Malicious Application Detection for Android”, <text:span text:style-name="T71">Secur. Commun. Netw.</text:span>, c. 2021, sy 1, s. 6689486, 2021, doi: 10.1155/2021/6689486.</text:p>
        <text:p text:style-name="Bibliography_20_1">[13]<text:tab/>Q. N. Nguyen, N. T. Cam, ve K. Van Nguyen, “XLMR4MD: New Vietnamese dataset and framework for detecting the consistency of description and permission in Android applications using large language models”, <text:span text:style-name="T71">Comput. Secur.</text:span>, c. 140, s. 103814, May. 2024, doi: 10.1016/j.cose.2024.103814.</text:p>
        <text:p text:style-name="Bibliography_20_1">[14]<text:tab/>J. Yang, J. Tang, R. Yan, ve T. Xiang, “Android Malware Detection Method Based on Permission Complement and API Calls”, <text:span text:style-name="T71">Chin. J. Electron.</text:span>, c. 31, sy 4, ss. 773-785, 2022, doi: 10.1049/cje.2020.00.217.</text:p>
        <text:p text:style-name="Bibliography_20_1">[15]<text:tab/>R. Mcconkey ve O. Olukoya, “Runtime and Design Time Completeness Checking of Dangerous Android App Permissions Against GDPR”, <text:span text:style-name="T71">IEEE Access</text:span>, c. 12, ss. 1-22, 2024, doi: 10.1109/ACCESS.2023.3347194.</text:p>
        <text:p text:style-name="Bibliography_20_1">[16]<text:tab/>J. M. Arif, M. F. A. Razak, S. Awang, S. R. T. Mat, N. S. N. Ismail, ve A. Firdaus, “A static analysis approach for Android permission-based malware detection systems”, <text:span text:style-name="T71">PLOS ONE</text:span>, c. 16, sy 9, s. e0257968, Eyl. 2021, doi: 10.1371/journal.pone.0257968.</text:p>
        <text:p text:style-name="Bibliography_20_1">[17]<text:tab/>R. Horbyk, “"The war phone”: mobile communication on the frontline in Eastern Ukraine”, 2022, doi: https://doi.org/10.1057/s42984-022-00049-2.</text:p>
        <text:p text:style-name="Bibliography_20_1">[18]<text:tab/>NATO, <text:span text:style-name="T71">Allied joint doctrine for force protection</text:span>, AJP-3.14, 2024. [Çevrimiçi]. Erişim adresi: https://assets.publishing.service.gov.uk/media/672c8d4f62831268b0b1a2be/AJP_3_14_Force_Protection_EdB_V1-O.pdf</text:p>
        <text:p text:style-name="Bibliography_20_1">[19]<text:tab/>NATO, <text:span text:style-name="T71">Allied joint doctrine for information operations</text:span>, AJP-10.1, 2023. [Çevrimiçi]. Erişim adresi: https://assets.publishing.service.gov.uk/media/650c03bf52e73c000d9425bb/AJP_10_1_Info_Ops_UK_web.pdf</text:p>
        <text:p text:style-name="Bibliography_20_1">[20]<text:tab/>US Army, “An Assessment of Security and Survivability in a Decisive Action Training Environment”, U.S. Army Research Institute, Scientific Report ARI-SS-SR 2024-17, 2024.</text:p>
        <text:p text:style-name="Bibliography_20_1">[21]<text:tab/>Department of the Army, “Ranger Handbook”, U.S. Army, TC 3-21.76, 2025. [Çevrimiçi]. Erişim adresi: https://armypubs.army.mil/epubs/DR_pubs/DR_a/ARN45113-TC_3-21.76-000-WEB-2.pdf</text:p>
        <text:p text:style-name="Bibliography_20_1">[22]<text:tab/>Department of the Army, “Infantry Rifle Platoon and Squad”, U.S. Army, ATP 3-21.8, 2024. [Çevrimiçi]. Erişim adresi: https://armypubs.army.mil/epubs/DR_pubs/DR_a/ARN44065-ATP_3-21.8-001-WEB-3.pdf</text:p>
        <text:p text:style-name="Bibliography_20_1">[23]<text:tab/>Department of the Army, “Cyberspace Operations And Electromagnetic Warfare”, U.S. Army, FM 3-12, 2025. [Çevrimiçi]. Erişim adresi: https://armypubs.army.mil/epubs/DR_pubs/DR_a/ARN45009-FM_3-12-000-WEB-1.pdf</text:p>
        <text:p text:style-name="Bibliography_20_1"><text:soft-page-break/>[24]<text:tab/>Department of the Army, “Techniques for Tactical Signal Support to Theater Operations”, U.S. Army, ATP <text:s/>6-02.45, 2019. [Çevrimiçi]. Erişim adresi: https://armypubs.army.mil/epubs/DR_pubs/DR_a/pdf/web/ARN19745_ATP%206-02.45%20FINAL%20WEB.pdf</text:p>
        <text:p text:style-name="Bibliography_20_1">[25]<text:tab/>Department of the Army, “Techniques For Communications Security”, U.S. Army, ATP 6-02.75, 2020. [Çevrimiçi]. Erişim adresi: https://armypubs.army.mil/epubs/DR_pubs/DR_a/pdf/web/ARN22144_ATP_6-02x75_FINAL_WEB.pdf</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ibliography_20_1" style:display-name="Bibliography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08T21:28:19.053885776</meta:creation-date>
    <dc:date>2026-01-17T17:09:10.859478054</dc:date>
    <meta:editing-duration>P1DT17H40M26S</meta:editing-duration>
    <meta:editing-cycles>105</meta:editing-cycles>
    <meta:generator>LibreOffice/7.6.6.3$Linux_X86_64 LibreOffice_project/d97b2716a9a4a2ce1391dee1765565ea469b0ae7</meta:generator>
    <meta:document-statistic meta:table-count="0" meta:image-count="0" meta:object-count="0" meta:page-count="7" meta:paragraph-count="52" meta:word-count="2933" meta:character-count="24456" meta:non-whitespace-character-count="21558"/>
    <meta:user-defined meta:name="ZOTERO_PREF_1">&lt;data data-version="3" zotero-version="7.0.32"&gt;&lt;session id="iZ2ImEgJ"/&gt;&lt;style id="http://www.zotero.org/styles/ieee" locale="tr-TR" hasBibliography="1" bibliographyStyleHasBeenSet="1"/&gt;&lt;prefs&gt;&lt;pref name="fieldType" value="ReferenceMark"/&gt;&lt;pref name="autom</meta:user-defined>
    <meta:user-defined meta:name="ZOTERO_PREF_2">aticJournalAbbreviations" value="true"/&gt;&lt;/prefs&gt;&lt;/data&gt;</meta:user-defined>
  </office:meta>
</office:document-meta>
</file>